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8" manifest:media-type=""/>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erminus" svg:font-family="Terminus"/>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itle" style:family="table">
      <style:table-properties style:width="17cm" table:align="margins" fo:background-color="transparent">
        <style:background-image/>
      </style:table-properties>
    </style:style>
    <style:style style:name="Title.A" style:family="table-column">
      <style:table-column-properties style:column-width="8.5cm" style:rel-column-width="32767*"/>
    </style:style>
    <style:style style:name="Title.B" style:family="table-column">
      <style:table-column-properties style:column-width="8.5cm" style:rel-column-width="32768*"/>
    </style:style>
    <style:style style:name="Title.A1" style:family="table-cell">
      <style:table-cell-properties fo:padding="0.4cm" fo:border="0.05pt solid #000000" style:writing-mode="page"/>
    </style:style>
    <style:style style:name="Title.2" style:family="table-row">
      <style:table-row-properties fo:background-color="transparent">
        <style:background-image/>
      </style:table-row-properties>
    </style:style>
    <style:style style:name="Title.A2" style:family="table-cell">
      <style:table-cell-properties fo:padding="0.4cm" fo:border-left="0.05pt solid #000000" fo:border-right="none" fo:border-top="none" fo:border-bottom="0.05pt solid #000000" style:writing-mode="page"/>
    </style:style>
    <style:style style:name="Title.B2" style:family="table-cell">
      <style:table-cell-properties fo:padding="0.4cm" fo:border-left="0.05pt solid #000000" fo:border-right="0.05pt solid #000000" fo:border-top="none" fo:border-bottom="0.05pt solid #000000" style:writing-mode="page"/>
    </style:style>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49cm" fo:border-left="0.05pt solid #000000" fo:border-right="none" fo:border-top="0.05pt solid #000000" fo:border-bottom="0.05pt solid #000000" style:writing-mode="page"/>
    </style:style>
    <style:style style:name="Table1.E1" style:family="table-cell">
      <style:table-cell-properties fo:padding="0.049cm" fo:border="0.05pt solid #000000" style:writing-mode="page"/>
    </style:style>
    <style:style style:name="Table1.A2" style:family="table-cell" style:data-style-name="N0">
      <style:table-cell-properties fo:padding="0.049cm" fo:border-left="0.05pt solid #000000" fo:border-right="none" fo:border-top="none" fo:border-bottom="0.05pt solid #000000" style:writing-mode="page"/>
    </style:style>
    <style:style style:name="Table1.B2" style:family="table-cell" style:data-style-name="N61">
      <style:table-cell-properties fo:padding="0.049cm" fo:border-left="0.05pt solid #000000" fo:border-right="none" fo:border-top="none" fo:border-bottom="0.05pt solid #000000" style:writing-mode="page"/>
    </style:style>
    <style:style style:name="Table1.E2" style:family="table-cell" style:data-style-name="N0">
      <style:table-cell-properties fo:padding="0.049cm" fo:border-left="0.05pt solid #000000" fo:border-right="0.05pt solid #000000" fo:border-top="none" fo:border-bottom="0.05pt solid #000000" style:writing-mode="page"/>
    </style:style>
    <style:style style:name="Table1.B5" style:family="table-cell">
      <style:table-cell-properties fo:padding="0.049cm" fo:border-left="0.05pt solid #000000" fo:border-right="none" fo:border-top="none" fo:border-bottom="0.05pt solid #000000" style:writing-mode="page"/>
    </style:style>
    <style:style style:name="Table1.E5" style:family="table-cell" style:data-style-name="N10004">
      <style:table-cell-properties fo:padding="0.049cm" fo:border-left="0.05pt solid #000000" fo:border-right="0.05pt solid #000000" fo:border-top="none" fo:border-bottom="0.05pt solid #000000" style:writing-mode="page"/>
    </style:style>
    <style:style style:name="Table1.B6" style:family="table-cell">
      <style:table-cell-properties fo:padding="0.049cm" fo:border-left="0.05pt solid #000000" fo:border-right="none" fo:border-top="none" fo:border-bottom="0.05pt solid #000000" style:writing-mode="page"/>
    </style:style>
    <style:style style:name="Table1.B7" style:family="table-cell">
      <style:table-cell-properties fo:padding="0.049cm" fo:border-left="0.05pt solid #000000" fo:border-right="none" fo:border-top="none" fo:border-bottom="0.05pt solid #000000" style:writing-mode="page"/>
    </style:style>
    <style:style style:name="Table1.C7" style:family="table-cell">
      <style:table-cell-properties fo:padding="0.049cm" fo:border-left="0.05pt solid #000000" fo:border-right="none" fo:border-top="none" fo:border-bottom="0.05pt solid #000000" style:writing-mode="page"/>
    </style:style>
    <style:style style:name="Table1.D7" style:family="table-cell">
      <style:table-cell-properties fo:padding="0.049cm" fo:border-left="0.05pt solid #000000" fo:border-right="none" fo:border-top="none" fo:border-bottom="0.05pt solid #000000" style:writing-mode="page"/>
    </style:style>
    <style:style style:name="Table1.E7" style:family="table-cell">
      <style:table-cell-properties fo:padding="0.049cm" fo:border-left="0.05pt solid #000000" fo:border-right="0.05pt solid #000000" fo:border-top="none" fo:border-bottom="0.05pt solid #000000" style:writing-mode="page"/>
    </style:style>
    <style:style style:name="Table1.B8" style:family="table-cell">
      <style:table-cell-properties fo:padding="0.049cm" fo:border-left="0.05pt solid #000000" fo:border-right="none" fo:border-top="none" fo:border-bottom="0.05pt solid #000000" style:writing-mode="page"/>
    </style:style>
    <style:style style:name="Table1.C8" style:family="table-cell">
      <style:table-cell-properties fo:padding="0.049cm" fo:border-left="0.05pt solid #000000" fo:border-right="none" fo:border-top="none" fo:border-bottom="0.05pt solid #000000" style:writing-mode="page"/>
    </style:style>
    <style:style style:name="Table1.D8" style:family="table-cell">
      <style:table-cell-properties fo:padding="0.049cm" fo:border-left="0.05pt solid #000000" fo:border-right="none" fo:border-top="none" fo:border-bottom="0.05pt solid #000000" style:writing-mode="page"/>
    </style:style>
    <style:style style:name="Table1.E8" style:family="table-cell">
      <style:table-cell-properties fo:padding="0.049cm" fo:border-left="0.05pt solid #000000" fo:border-right="0.05pt solid #000000" fo:border-top="none" fo:border-bottom="0.05pt solid #000000" style:writing-mode="page"/>
    </style:style>
    <style:style style:name="Table1.B9" style:family="table-cell">
      <style:table-cell-properties fo:padding="0.049cm" fo:border-left="0.05pt solid #000000" fo:border-right="none" fo:border-top="none" fo:border-bottom="0.05pt solid #000000" style:writing-mode="page"/>
    </style:style>
    <style:style style:name="Table1.C9" style:family="table-cell">
      <style:table-cell-properties fo:padding="0.049cm" fo:border-left="0.05pt solid #000000" fo:border-right="none" fo:border-top="none" fo:border-bottom="0.05pt solid #000000" style:writing-mode="page"/>
    </style:style>
    <style:style style:name="Table1.D9" style:family="table-cell">
      <style:table-cell-properties fo:padding="0.049cm" fo:border-left="0.05pt solid #000000" fo:border-right="none" fo:border-top="none" fo:border-bottom="0.05pt solid #000000" style:writing-mode="page"/>
    </style:style>
    <style:style style:name="Table1.E9" style:family="table-cell">
      <style:table-cell-properties fo:padding="0.049cm" fo:border-left="0.05pt solid #000000" fo:border-right="0.05pt solid #000000" fo:border-top="none" fo:border-bottom="0.05pt solid #000000" style:writing-mode="page"/>
    </style:style>
    <style:style style:name="Table1.B10" style:family="table-cell">
      <style:table-cell-properties fo:padding="0.049cm" fo:border-left="0.05pt solid #000000" fo:border-right="none" fo:border-top="none" fo:border-bottom="0.05pt solid #000000" style:writing-mode="page"/>
    </style:style>
    <style:style style:name="Table1.C10" style:family="table-cell">
      <style:table-cell-properties fo:padding="0.049cm" fo:border-left="0.05pt solid #000000" fo:border-right="none" fo:border-top="none" fo:border-bottom="0.05pt solid #000000" style:writing-mode="page"/>
    </style:style>
    <style:style style:name="Table1.D10" style:family="table-cell">
      <style:table-cell-properties fo:padding="0.049cm" fo:border-left="0.05pt solid #000000" fo:border-right="none" fo:border-top="none" fo:border-bottom="0.05pt solid #000000" style:writing-mode="page"/>
    </style:style>
    <style:style style:name="Table1.E10"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table:align="margins"/>
    </style:style>
    <style:style style:name="Table2.A" style:family="table-column">
      <style:table-column-properties style:column-width="3.401cm" style:rel-column-width="13107*"/>
    </style:style>
    <style:style style:name="Table2.A1" style:family="table-cell">
      <style:table-cell-properties fo:padding="0.049cm" fo:border-left="0.05pt solid #000000" fo:border-right="none" fo:border-top="0.05pt solid #000000" fo:border-bottom="0.05pt solid #000000" style:writing-mode="page"/>
    </style:style>
    <style:style style:name="Table2.E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data-style-name="N0">
      <style:table-cell-properties fo:padding="0.049cm" fo:border-left="0.05pt solid #000000" fo:border-right="none" fo:border-top="none" fo:border-bottom="0.05pt solid #000000" style:writing-mode="page"/>
    </style:style>
    <style:style style:name="Table2.E2" style:family="table-cell" style:data-style-name="N0">
      <style:table-cell-properties fo:padding="0.049cm" fo:border-left="0.05pt solid #000000" fo:border-right="0.05pt solid #000000" fo:border-top="none" fo:border-bottom="0.05pt solid #000000" style:writing-mode="page"/>
    </style:style>
    <style:style style:name="Table2.E6" style:family="table-cell">
      <style:table-cell-properties fo:padding="0.049cm" fo:border-left="0.05pt solid #000000" fo:border-right="0.05pt solid #000000" fo:border-top="none" fo:border-bottom="0.05pt solid #000000" style:writing-mode="page"/>
    </style:style>
    <style:style style:name="Table2.E7" style:family="table-cell">
      <style:table-cell-properties fo:padding="0.049cm" fo:border-left="0.05pt solid #000000" fo:border-right="0.05pt solid #000000" fo:border-top="none" fo:border-bottom="0.05pt solid #000000" style:writing-mode="page"/>
    </style:style>
    <style:style style:name="Table2.E8" style:family="table-cell">
      <style:table-cell-properties fo:padding="0.049cm" fo:border-left="0.05pt solid #000000" fo:border-right="0.05pt solid #000000" fo:border-top="none" fo:border-bottom="0.05pt solid #000000" style:writing-mode="page"/>
    </style:style>
    <style:style style:name="Table2.E9"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cm" table:align="margins"/>
    </style:style>
    <style:style style:name="Table3.A" style:family="table-column">
      <style:table-column-properties style:column-width="2.833cm" style:rel-column-width="10922*"/>
    </style:style>
    <style:style style:name="Table3.F" style:family="table-column">
      <style:table-column-properties style:column-width="2.835cm" style:rel-column-width="10925*"/>
    </style:style>
    <style:style style:name="Table3.A1" style:family="table-cell">
      <style:table-cell-properties fo:padding="0.049cm" fo:border-left="0.05pt solid #000000" fo:border-right="none" fo:border-top="0.05pt solid #000000" fo:border-bottom="0.05pt solid #000000" style:writing-mode="page"/>
    </style:style>
    <style:style style:name="Table3.F1" style:family="table-cell">
      <style:table-cell-properties fo:padding="0.049cm" fo:border="0.05pt solid #000000" style:writing-mode="page"/>
    </style:style>
    <style:style style:name="Table3.A2" style:family="table-cell" style:data-style-name="N0">
      <style:table-cell-properties fo:padding="0.049cm" fo:border-left="0.05pt solid #000000" fo:border-right="none" fo:border-top="none" fo:border-bottom="0.05pt solid #000000" style:writing-mode="page"/>
    </style:style>
    <style:style style:name="Table3.C2" style:family="table-cell" style:data-style-name="N61">
      <style:table-cell-properties fo:padding="0.049cm" fo:border-left="0.05pt solid #000000" fo:border-right="none" fo:border-top="none" fo:border-bottom="0.05pt solid #000000" style:writing-mode="page"/>
    </style:style>
    <style:style style:name="Table3.F2" style:family="table-cell" style:data-style-name="N61">
      <style:table-cell-properties fo:padding="0.049cm" fo:border-left="0.05pt solid #000000" fo:border-right="0.05pt solid #000000" fo:border-top="none" fo:border-bottom="0.05pt solid #000000" style:writing-mode="page"/>
    </style:style>
    <style:style style:name="Table3.C5" style:family="table-cell">
      <style:table-cell-properties fo:padding="0.049cm" fo:border-left="0.05pt solid #000000" fo:border-right="none" fo:border-top="none" fo:border-bottom="0.05pt solid #000000" style:writing-mode="page"/>
    </style:style>
    <style:style style:name="Table3.C6" style:family="table-cell">
      <style:table-cell-properties fo:padding="0.049cm" fo:border-left="0.05pt solid #000000" fo:border-right="none" fo:border-top="none" fo:border-bottom="0.05pt solid #000000" style:writing-mode="page"/>
    </style:style>
    <style:style style:name="Table3.C7" style:family="table-cell">
      <style:table-cell-properties fo:padding="0.049cm" fo:border-left="0.05pt solid #000000" fo:border-right="none" fo:border-top="none" fo:border-bottom="0.05pt solid #000000" style:writing-mode="page"/>
    </style:style>
    <style:style style:name="Table3.E7" style:family="table-cell">
      <style:table-cell-properties fo:padding="0.049cm" fo:border-left="0.05pt solid #000000" fo:border-right="none" fo:border-top="none" fo:border-bottom="0.05pt solid #000000" style:writing-mode="page"/>
    </style:style>
    <style:style style:name="Table3.F7" style:family="table-cell">
      <style:table-cell-properties fo:padding="0.049cm" fo:border-left="0.05pt solid #000000" fo:border-right="0.05pt solid #000000" fo:border-top="none" fo:border-bottom="0.05pt solid #000000" style:writing-mode="page"/>
    </style:style>
    <style:style style:name="Table3.B8" style:family="table-cell">
      <style:table-cell-properties fo:padding="0.049cm" fo:border-left="0.05pt solid #000000" fo:border-right="none" fo:border-top="none" fo:border-bottom="0.05pt solid #000000" style:writing-mode="page"/>
    </style:style>
    <style:style style:name="Table3.C8" style:family="table-cell">
      <style:table-cell-properties fo:padding="0.049cm" fo:border-left="0.05pt solid #000000" fo:border-right="none" fo:border-top="none" fo:border-bottom="0.05pt solid #000000" style:writing-mode="page"/>
    </style:style>
    <style:style style:name="Table3.D8" style:family="table-cell">
      <style:table-cell-properties fo:padding="0.049cm" fo:border-left="0.05pt solid #000000" fo:border-right="none" fo:border-top="none" fo:border-bottom="0.05pt solid #000000" style:writing-mode="page"/>
    </style:style>
    <style:style style:name="Table3.E8" style:family="table-cell">
      <style:table-cell-properties fo:padding="0.049cm" fo:border-left="0.05pt solid #000000" fo:border-right="none" fo:border-top="none" fo:border-bottom="0.05pt solid #000000" style:writing-mode="page"/>
    </style:style>
    <style:style style:name="Table3.F8" style:family="table-cell">
      <style:table-cell-properties fo:padding="0.049cm" fo:border-left="0.05pt solid #000000" fo:border-right="0.05pt solid #000000" fo:border-top="none" fo:border-bottom="0.05pt solid #000000" style:writing-mode="page"/>
    </style:style>
    <style:style style:name="Table3.B9" style:family="table-cell">
      <style:table-cell-properties fo:padding="0.049cm" fo:border-left="0.05pt solid #000000" fo:border-right="none" fo:border-top="none" fo:border-bottom="0.05pt solid #000000" style:writing-mode="page"/>
    </style:style>
    <style:style style:name="Table3.C9" style:family="table-cell">
      <style:table-cell-properties fo:padding="0.049cm" fo:border-left="0.05pt solid #000000" fo:border-right="none" fo:border-top="none" fo:border-bottom="0.05pt solid #000000" style:writing-mode="page"/>
    </style:style>
    <style:style style:name="Table3.D9" style:family="table-cell">
      <style:table-cell-properties fo:padding="0.049cm" fo:border-left="0.05pt solid #000000" fo:border-right="none" fo:border-top="none" fo:border-bottom="0.05pt solid #000000" style:writing-mode="page"/>
    </style:style>
    <style:style style:name="Table3.E9" style:family="table-cell">
      <style:table-cell-properties fo:padding="0.049cm" fo:border-left="0.05pt solid #000000" fo:border-right="none" fo:border-top="none" fo:border-bottom="0.05pt solid #000000" style:writing-mode="page"/>
    </style:style>
    <style:style style:name="Table3.F9" style:family="table-cell">
      <style:table-cell-properties fo:padding="0.049cm" fo:border-left="0.05pt solid #000000" fo:border-right="0.05pt solid #000000" fo:border-top="none" fo:border-bottom="0.05pt solid #000000" style:writing-mode="page"/>
    </style:style>
    <style:style style:name="Table3.B10" style:family="table-cell">
      <style:table-cell-properties fo:padding="0.049cm" fo:border-left="0.05pt solid #000000" fo:border-right="none" fo:border-top="none" fo:border-bottom="0.05pt solid #000000" style:writing-mode="page"/>
    </style:style>
    <style:style style:name="Table3.C10" style:family="table-cell">
      <style:table-cell-properties fo:padding="0.049cm" fo:border-left="0.05pt solid #000000" fo:border-right="none" fo:border-top="none" fo:border-bottom="0.05pt solid #000000" style:writing-mode="page"/>
    </style:style>
    <style:style style:name="Table3.D10" style:family="table-cell">
      <style:table-cell-properties fo:padding="0.049cm" fo:border-left="0.05pt solid #000000" fo:border-right="none" fo:border-top="none" fo:border-bottom="0.05pt solid #000000" style:writing-mode="page"/>
    </style:style>
    <style:style style:name="Table3.E10" style:family="table-cell">
      <style:table-cell-properties fo:padding="0.049cm" fo:border-left="0.05pt solid #000000" fo:border-right="none" fo:border-top="none" fo:border-bottom="0.05pt solid #000000" style:writing-mode="page"/>
    </style:style>
    <style:style style:name="Table3.F10"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49cm" fo:border-left="0.05pt solid #000000" fo:border-right="none" fo:border-top="0.05pt solid #000000" fo:border-bottom="0.05pt solid #000000" style:writing-mode="page"/>
    </style:style>
    <style:style style:name="Table4.D1" style:family="table-cell">
      <style:table-cell-properties fo:padding="0.049cm" fo:border="0.05pt solid #000000" style:writing-mode="page"/>
    </style:style>
    <style:style style:name="Table4.A2" style:family="table-cell" style:data-style-name="N0">
      <style:table-cell-properties fo:padding="0.049cm" fo:border-left="0.05pt solid #000000" fo:border-right="none" fo:border-top="none" fo:border-bottom="0.05pt solid #000000" style:writing-mode="page"/>
    </style:style>
    <style:style style:name="Table4.D2" style:family="table-cell" style:data-style-name="N0">
      <style:table-cell-properties fo:padding="0.049cm" fo:border-left="0.05pt solid #000000" fo:border-right="0.05pt solid #000000" fo:border-top="none" fo:border-bottom="0.05pt solid #000000" style:writing-mode="page"/>
    </style:style>
    <style:style style:name="P1" style:family="paragraph" style:parent-style-name="Standard">
      <style:text-properties fo:language="pl" fo:country="PL"/>
    </style:style>
    <style:style style:name="P2" style:family="paragraph" style:parent-style-name="Standard">
      <style:paragraph-properties fo:text-align="center" style:justify-single-word="false"/>
      <style:text-properties style:text-outline="false" style:text-line-through-style="none" style:text-line-through-type="none" style:font-name="Liberation Serif" fo:font-size="12pt" fo:language="en" fo:country="GB" fo:font-style="normal" fo:text-shadow="none" style:text-underline-style="none" fo:font-weight="normal" officeooo:rsid="001b197b" officeooo:paragraph-rsid="001b197b" style:font-size-asian="12pt" style:font-style-asian="normal" style:font-weight-asian="normal" style:font-size-complex="12pt" style:text-emphasize="none"/>
    </style:style>
    <style:style style:name="P3" style:family="paragraph" style:parent-style-name="Standard">
      <style:paragraph-properties fo:text-align="center" style:justify-single-word="false"/>
      <style:text-properties style:font-name="Liberation Serif" fo:font-size="12pt" fo:language="en" fo:country="GB" officeooo:paragraph-rsid="001b197b" style:font-size-asian="12pt" style:font-size-complex="12pt"/>
    </style:style>
    <style:style style:name="P4" style:family="paragraph" style:parent-style-name="Standard">
      <style:paragraph-properties fo:text-align="center" style:justify-single-word="false"/>
      <style:text-properties style:font-name="Liberation Serif" fo:font-size="12pt" style:font-size-asian="12pt" style:font-size-complex="12pt"/>
    </style:style>
    <style:style style:name="P5" style:family="paragraph" style:parent-style-name="Standard">
      <style:paragraph-properties fo:text-align="center" style:justify-single-word="false"/>
      <style:text-properties style:font-name="Liberation Serif" fo:font-size="12pt" officeooo:paragraph-rsid="001b197b" style:font-size-asian="12pt" style:font-size-complex="12pt"/>
    </style:style>
    <style:style style:name="P6" style:family="paragraph" style:parent-style-name="Standard">
      <style:paragraph-properties fo:margin-top="0cm" fo:margin-bottom="0.275cm" style:contextual-spacing="false"/>
      <style:text-properties fo:font-size="14pt" fo:language="pl" fo:country="PL" fo:font-weight="bold" officeooo:rsid="00087ea2" officeooo:paragraph-rsid="00087ea2" style:font-size-asian="12.25pt" style:font-weight-asian="bold" style:font-size-complex="14pt" style:font-weight-complex="bold"/>
    </style:style>
    <style:style style:name="P7" style:family="paragraph" style:parent-style-name="Standard">
      <style:paragraph-properties fo:margin-top="0cm" fo:margin-bottom="0.275cm" style:contextual-spacing="false" fo:text-align="start" style:justify-single-word="false"/>
      <style:text-properties fo:font-size="14pt" fo:language="pl" fo:country="PL" fo:font-style="normal" fo:font-weight="bold" officeooo:rsid="00178b11" officeooo:paragraph-rsid="00198bde" style:font-size-asian="12.25pt" style:font-style-asian="normal" style:font-weight-asian="bold" style:font-size-complex="14pt" style:font-style-complex="normal" style:font-weight-complex="bold"/>
    </style:style>
    <style:style style:name="P8" style:family="paragraph" style:parent-style-name="Standard">
      <style:paragraph-properties fo:margin-top="0cm" fo:margin-bottom="0.275cm" style:contextual-spacing="false"/>
      <style:text-properties fo:font-size="12pt" fo:language="pl" fo:country="PL" fo:font-weight="normal" officeooo:rsid="00087ea2" officeooo:paragraph-rsid="00087ea2" style:font-size-asian="10.5pt" style:font-weight-asian="normal" style:font-size-complex="12pt" style:font-weight-complex="normal"/>
    </style:style>
    <style:style style:name="P9" style:family="paragraph" style:parent-style-name="Standard">
      <style:paragraph-properties fo:margin-top="0cm" fo:margin-bottom="0.275cm" style:contextual-spacing="false"/>
      <style:text-properties fo:font-size="12pt" fo:language="pl" fo:country="PL" fo:font-weight="normal" officeooo:rsid="000add0e" officeooo:paragraph-rsid="000add0e" style:font-size-asian="10.5pt" style:font-weight-asian="normal" style:font-size-complex="12pt" style:font-weight-complex="normal"/>
    </style:style>
    <style:style style:name="P10" style:family="paragraph" style:parent-style-name="Standard">
      <style:paragraph-properties fo:margin-top="0cm" fo:margin-bottom="0.275cm" style:contextual-spacing="false"/>
      <style:text-properties fo:font-size="12pt" fo:language="pl" fo:country="PL" fo:font-weight="normal" officeooo:rsid="000add0e" officeooo:paragraph-rsid="00116916" style:font-size-asian="10.5pt" style:font-weight-asian="normal" style:font-size-complex="12pt" style:font-weight-complex="normal"/>
    </style:style>
    <style:style style:name="P11" style:family="paragraph" style:parent-style-name="Standard">
      <style:paragraph-properties fo:margin-top="0cm" fo:margin-bottom="0.275cm" style:contextual-spacing="false"/>
      <style:text-properties fo:font-size="12pt" fo:language="pl" fo:country="PL" fo:font-weight="bold" officeooo:rsid="00087ea2" officeooo:paragraph-rsid="00087ea2" style:font-size-asian="10.5pt" style:font-weight-asian="bold" style:font-size-complex="12pt" style:font-weight-complex="bold"/>
    </style:style>
    <style:style style:name="P12" style:family="paragraph" style:parent-style-name="Standard">
      <style:paragraph-properties fo:margin-top="0cm" fo:margin-bottom="0.275cm" style:contextual-spacing="false"/>
      <style:text-properties fo:font-size="12pt" fo:language="pl" fo:country="PL" fo:font-weight="bold" officeooo:rsid="000945e1" officeooo:paragraph-rsid="000945e1" style:font-size-asian="10.5pt" style:font-weight-asian="bold" style:font-size-complex="12pt" style:font-weight-complex="bold"/>
    </style:style>
    <style:style style:name="P13" style:family="paragraph" style:parent-style-name="Standard">
      <style:paragraph-properties fo:margin-top="0cm" fo:margin-bottom="0.275cm" style:contextual-spacing="false"/>
      <style:text-properties fo:font-size="12pt" fo:language="pl" fo:country="PL" fo:font-weight="bold" officeooo:rsid="000add0e" officeooo:paragraph-rsid="000add0e" style:font-size-asian="10.5pt" style:font-weight-asian="bold" style:font-size-complex="12pt" style:font-weight-complex="bold"/>
    </style:style>
    <style:style style:name="P14" style:family="paragraph" style:parent-style-name="Standard">
      <style:paragraph-properties fo:margin-top="0cm" fo:margin-bottom="0.275cm" style:contextual-spacing="false" fo:text-align="start" style:justify-single-word="false"/>
      <style:text-properties fo:font-size="12pt" fo:language="pl" fo:country="PL" fo:font-style="normal" fo:font-weight="normal" officeooo:rsid="000dd286" officeooo:paragraph-rsid="000dd286" style:font-size-asian="10.5pt" style:font-style-asian="normal" style:font-weight-asian="normal" style:font-size-complex="12pt" style:font-style-complex="normal" style:font-weight-complex="normal"/>
    </style:style>
    <style:style style:name="P15" style:family="paragraph" style:parent-style-name="Standard">
      <style:paragraph-properties fo:margin-top="0cm" fo:margin-bottom="0.275cm" style:contextual-spacing="false" fo:text-align="center" style:justify-single-word="false"/>
      <style:text-properties fo:font-size="12pt" fo:language="pl" fo:country="PL" fo:font-style="normal" fo:font-weight="normal" officeooo:rsid="000dd286" officeooo:paragraph-rsid="000dd286" style:font-size-asian="10.5pt" style:font-style-asian="normal" style:font-weight-asian="normal" style:font-size-complex="12pt" style:font-style-complex="normal" style:font-weight-complex="normal"/>
    </style:style>
    <style:style style:name="P16" style:family="paragraph" style:parent-style-name="Standard">
      <style:paragraph-properties fo:margin-top="0cm" fo:margin-bottom="0.275cm" style:contextual-spacing="false" fo:text-align="start" style:justify-single-word="false"/>
      <style:text-properties fo:font-size="12pt" fo:language="pl" fo:country="PL" fo:font-style="normal" fo:font-weight="normal" officeooo:rsid="000f758c" officeooo:paragraph-rsid="000f758c" style:font-size-asian="10.5pt" style:font-style-asian="normal" style:font-weight-asian="normal" style:font-size-complex="12pt" style:font-style-complex="normal" style:font-weight-complex="normal"/>
    </style:style>
    <style:style style:name="P17" style:family="paragraph" style:parent-style-name="Standard">
      <style:paragraph-properties fo:margin-top="0cm" fo:margin-bottom="0.275cm" style:contextual-spacing="false" fo:text-align="center" style:justify-single-word="false"/>
      <style:text-properties fo:font-size="12pt" fo:language="pl" fo:country="PL" fo:font-style="normal" fo:font-weight="normal" officeooo:rsid="000f758c" officeooo:paragraph-rsid="000f758c" style:font-size-asian="10.5pt" style:font-style-asian="normal" style:font-weight-asian="normal" style:font-size-complex="12pt" style:font-style-complex="normal" style:font-weight-complex="normal"/>
    </style:style>
    <style:style style:name="P18" style:family="paragraph" style:parent-style-name="Standard">
      <style:paragraph-properties fo:margin-top="0cm" fo:margin-bottom="0.275cm" style:contextual-spacing="false" fo:text-align="center" style:justify-single-word="false"/>
      <style:text-properties fo:font-size="12pt" fo:language="pl" fo:country="PL" fo:font-style="normal" fo:font-weight="normal" officeooo:rsid="000b17e9" officeooo:paragraph-rsid="000add0e" style:font-size-asian="10.5pt" style:font-style-asian="normal" style:font-weight-asian="normal" style:font-size-complex="12pt" style:font-style-complex="normal" style:font-weight-complex="normal"/>
    </style:style>
    <style:style style:name="P19" style:family="paragraph" style:parent-style-name="Standard">
      <style:paragraph-properties fo:margin-top="0cm" fo:margin-bottom="0.275cm" style:contextual-spacing="false" fo:text-align="center" style:justify-single-word="false"/>
      <style:text-properties fo:font-size="12pt" fo:language="pl" fo:country="PL" fo:font-style="normal" fo:font-weight="normal" officeooo:rsid="000b17e9" officeooo:paragraph-rsid="00116916" style:font-size-asian="10.5pt" style:font-style-asian="normal" style:font-weight-asian="normal" style:font-size-complex="12pt" style:font-style-complex="normal" style:font-weight-complex="normal"/>
    </style:style>
    <style:style style:name="P20" style:family="paragraph" style:parent-style-name="Standard">
      <style:paragraph-properties fo:margin-top="0cm" fo:margin-bottom="0.275cm" style:contextual-spacing="false" fo:text-align="start" style:justify-single-word="false"/>
      <style:text-properties fo:font-size="12pt" fo:language="pl" fo:country="PL" fo:font-style="normal" fo:font-weight="normal" officeooo:rsid="0015e941" officeooo:paragraph-rsid="0015e941" style:font-size-asian="10.5pt" style:font-style-asian="normal" style:font-weight-asian="normal" style:font-size-complex="12pt" style:font-style-complex="normal" style:font-weight-complex="normal"/>
    </style:style>
    <style:style style:name="P21" style:family="paragraph" style:parent-style-name="Standard">
      <style:paragraph-properties fo:margin-top="0cm" fo:margin-bottom="0.275cm" style:contextual-spacing="false" fo:text-align="start" style:justify-single-word="false"/>
      <style:text-properties fo:font-size="12pt" fo:language="pl" fo:country="PL" fo:font-style="normal" fo:font-weight="normal" officeooo:rsid="0016c267" officeooo:paragraph-rsid="0016c267" style:font-size-asian="10.5pt" style:font-style-asian="normal" style:font-weight-asian="normal" style:font-size-complex="12pt" style:font-style-complex="normal" style:font-weight-complex="normal"/>
    </style:style>
    <style:style style:name="P22" style:family="paragraph" style:parent-style-name="Standard">
      <style:paragraph-properties fo:margin-top="0cm" fo:margin-bottom="0.275cm" style:contextual-spacing="false" fo:text-align="start" style:justify-single-word="false"/>
      <style:text-properties fo:font-size="12pt" fo:language="pl" fo:country="PL" fo:font-style="normal" fo:font-weight="normal" officeooo:rsid="00173dbf" officeooo:paragraph-rsid="00173dbf" style:font-size-asian="10.5pt" style:font-style-asian="normal" style:font-weight-asian="normal" style:font-size-complex="12pt" style:font-style-complex="normal" style:font-weight-complex="normal"/>
    </style:style>
    <style:style style:name="P23" style:family="paragraph" style:parent-style-name="Standard">
      <style:paragraph-properties fo:margin-top="0cm" fo:margin-bottom="0.275cm" style:contextual-spacing="false" fo:text-align="start" style:justify-single-word="false"/>
      <style:text-properties fo:font-size="12pt" fo:language="pl" fo:country="PL" fo:font-style="normal" fo:font-weight="normal" officeooo:rsid="00178b11" officeooo:paragraph-rsid="00178b11" style:font-size-asian="10.5pt" style:font-style-asian="normal" style:font-weight-asian="normal" style:font-size-complex="12pt" style:font-style-complex="normal" style:font-weight-complex="normal"/>
    </style:style>
    <style:style style:name="P24" style:family="paragraph" style:parent-style-name="Standard">
      <style:paragraph-properties fo:margin-top="0cm" fo:margin-bottom="0.275cm" style:contextual-spacing="false" fo:text-align="start" style:justify-single-word="false"/>
      <style:text-properties fo:font-size="12pt" fo:language="pl" fo:country="PL" fo:font-style="normal" fo:font-weight="normal" officeooo:rsid="00198bde" officeooo:paragraph-rsid="00198bde" style:font-size-asian="10.5pt" style:font-style-asian="normal" style:font-weight-asian="normal" style:font-size-complex="12pt" style:font-style-complex="normal" style:font-weight-complex="normal"/>
    </style:style>
    <style:style style:name="P25" style:family="paragraph" style:parent-style-name="Standard">
      <style:paragraph-properties fo:margin-top="0cm" fo:margin-bottom="0.275cm" style:contextual-spacing="false" fo:text-align="start" style:justify-single-word="false"/>
      <style:text-properties fo:font-size="12pt" fo:language="pl" fo:country="PL" fo:font-style="normal" fo:font-weight="normal" officeooo:rsid="00221042" officeooo:paragraph-rsid="00221042" style:font-size-asian="10.5pt" style:font-style-asian="normal" style:font-weight-asian="normal" style:font-size-complex="12pt" style:font-style-complex="normal" style:font-weight-complex="normal"/>
    </style:style>
    <style:style style:name="P26" style:family="paragraph" style:parent-style-name="Standard">
      <style:paragraph-properties fo:margin-top="0cm" fo:margin-bottom="0.275cm" style:contextual-spacing="false"/>
      <style:text-properties style:font-name="Consolas" fo:font-size="10pt" fo:language="pl" fo:country="PL" fo:font-weight="normal" officeooo:rsid="00087ea2" officeooo:paragraph-rsid="00087ea2" style:font-size-asian="8.75pt" style:font-weight-asian="normal" style:font-size-complex="10pt" style:font-weight-complex="normal"/>
    </style:style>
    <style:style style:name="P27" style:family="paragraph" style:parent-style-name="Standard">
      <style:paragraph-properties fo:margin-top="0cm" fo:margin-bottom="0.275cm" style:contextual-spacing="false"/>
      <style:text-properties style:font-name="Consolas" fo:font-size="10pt" fo:language="pl" fo:country="PL" fo:font-weight="normal" officeooo:rsid="000945e1" officeooo:paragraph-rsid="000945e1" style:font-size-asian="8.75pt" style:font-weight-asian="normal" style:font-size-complex="10pt" style:font-weight-complex="normal"/>
    </style:style>
    <style:style style:name="P28" style:family="paragraph" style:parent-style-name="Standard">
      <style:paragraph-properties fo:margin-top="0cm" fo:margin-bottom="0.275cm" style:contextual-spacing="false"/>
      <style:text-properties style:font-name="Consolas" fo:font-size="10pt" fo:language="pl" fo:country="PL" fo:font-weight="normal" officeooo:rsid="000add0e" officeooo:paragraph-rsid="000add0e" style:font-size-asian="8.75pt" style:font-weight-asian="normal" style:font-size-complex="10pt" style:font-weight-complex="normal"/>
    </style:style>
    <style:style style:name="P29" style:family="paragraph" style:parent-style-name="Standard">
      <style:paragraph-properties fo:margin-top="0cm" fo:margin-bottom="0.275cm" style:contextual-spacing="false" fo:text-align="start" style:justify-single-word="false"/>
      <style:text-properties style:font-name="Liberation Serif" fo:font-size="12pt" fo:language="pl" fo:country="PL" fo:font-weight="normal" officeooo:rsid="00109201" officeooo:paragraph-rsid="00109201" style:font-size-asian="10.5pt" style:font-weight-asian="normal" style:font-size-complex="12pt" style:font-weight-complex="normal"/>
    </style:style>
    <style:style style:name="P30" style:family="paragraph" style:parent-style-name="Standard">
      <style:paragraph-properties fo:margin-top="0cm" fo:margin-bottom="0.275cm" style:contextual-spacing="false" fo:text-align="center" style:justify-single-word="false"/>
      <style:text-properties style:font-name="Terminus" fo:font-size="12pt" fo:language="pl" fo:country="PL" fo:font-style="normal" fo:font-weight="normal" officeooo:rsid="000b6d48" officeooo:paragraph-rsid="000b6d48" style:font-size-asian="10.5pt" style:font-style-asian="normal" style:font-weight-asian="normal" style:font-size-complex="12pt" style:font-style-complex="normal" style:font-weight-complex="normal"/>
    </style:style>
    <style:style style:name="P31" style:family="paragraph" style:parent-style-name="Standard">
      <style:paragraph-properties fo:margin-top="0cm" fo:margin-bottom="0.275cm" style:contextual-spacing="false" fo:text-align="start" style:justify-single-word="false"/>
      <style:text-properties fo:font-size="10pt" fo:language="pl" fo:country="PL" fo:font-style="normal" fo:font-weight="bold" officeooo:rsid="0015e941" officeooo:paragraph-rsid="0015e941" style:font-size-asian="8.75pt" style:font-style-asian="normal" style:font-weight-asian="bold" style:font-size-complex="10pt" style:font-style-complex="normal" style:font-weight-complex="bold"/>
    </style:style>
    <style:style style:name="P32" style:family="paragraph" style:parent-style-name="Standard">
      <style:paragraph-properties fo:margin-top="0cm" fo:margin-bottom="0.275cm" style:contextual-spacing="false" fo:text-align="start" style:justify-single-word="false"/>
      <style:text-properties fo:font-size="10pt" fo:language="pl" fo:country="PL" fo:font-style="normal" fo:font-weight="bold" officeooo:rsid="00173dbf" officeooo:paragraph-rsid="00173dbf" style:font-size-asian="8.75pt" style:font-style-asian="normal" style:font-weight-asian="bold" style:font-size-complex="10pt" style:font-style-complex="normal" style:font-weight-complex="bold"/>
    </style:style>
    <style:style style:name="P33" style:family="paragraph" style:parent-style-name="Standard">
      <style:paragraph-properties fo:margin-top="0cm" fo:margin-bottom="0.275cm" style:contextual-spacing="false" fo:text-align="start" style:justify-single-word="false"/>
      <style:text-properties fo:font-size="10pt" fo:language="pl" fo:country="PL" fo:font-style="normal" fo:font-weight="bold" officeooo:rsid="00198bde" officeooo:paragraph-rsid="00198bde" style:font-size-asian="8.75pt" style:font-style-asian="normal" style:font-weight-asian="bold" style:font-size-complex="10pt" style:font-style-complex="normal" style:font-weight-complex="bold"/>
    </style:style>
    <style:style style:name="P34" style:family="paragraph" style:parent-style-name="Standard">
      <style:paragraph-properties fo:margin-top="0cm" fo:margin-bottom="0.275cm" style:contextual-spacing="false" fo:break-before="page"/>
      <style:text-properties fo:font-size="12pt" fo:language="pl" fo:country="PL" fo:font-weight="bold" officeooo:rsid="000add0e" officeooo:paragraph-rsid="000add0e" style:font-size-asian="10.5pt" style:font-weight-asian="bold" style:font-size-complex="12pt" style:font-weight-complex="bold"/>
    </style:style>
    <style:style style:name="P35" style:family="paragraph" style:parent-style-name="Standard">
      <style:paragraph-properties fo:margin-top="0cm" fo:margin-bottom="0.275cm" style:contextual-spacing="false" fo:break-before="page"/>
      <style:text-properties fo:font-size="14pt" fo:language="pl" fo:country="PL" fo:font-weight="bold" officeooo:rsid="000add0e" officeooo:paragraph-rsid="000add0e" style:font-size-asian="12.25pt" style:font-weight-asian="bold" style:font-size-complex="14pt" style:font-weight-complex="bold"/>
    </style:style>
    <style:style style:name="P36" style:family="paragraph" style:parent-style-name="Standard">
      <style:paragraph-properties fo:margin-top="0cm" fo:margin-bottom="0.275cm" style:contextual-spacing="false" fo:text-align="start" style:justify-single-word="false" fo:break-before="page"/>
      <style:text-properties fo:font-size="14pt" fo:language="pl" fo:country="PL" fo:font-style="normal" fo:font-weight="bold" officeooo:rsid="00178b11" officeooo:paragraph-rsid="00198bde" style:font-size-asian="12.25pt" style:font-style-asian="normal" style:font-weight-asian="bold" style:font-size-complex="14pt" style:font-style-complex="normal" style:font-weight-complex="bold"/>
    </style:style>
    <style:style style:name="P37" style:family="paragraph" style:parent-style-name="Standard">
      <style:paragraph-properties fo:margin-top="0cm" fo:margin-bottom="0cm" style:contextual-spacing="false"/>
      <style:text-properties style:font-name="Consolas" fo:font-size="10pt" fo:language="pl" fo:country="PL" fo:font-weight="normal" officeooo:rsid="000945e1" officeooo:paragraph-rsid="000945e1" style:font-size-asian="8.75pt" style:font-weight-asian="normal" style:font-size-complex="10pt" style:font-weight-complex="normal"/>
    </style:style>
    <style:style style:name="P38" style:family="paragraph" style:parent-style-name="Standard">
      <style:paragraph-properties fo:margin-top="0cm" fo:margin-bottom="0cm" style:contextual-spacing="false"/>
      <style:text-properties style:font-name="Consolas" fo:font-size="10pt" fo:language="pl" fo:country="PL" fo:font-weight="normal" officeooo:rsid="00087ea2" officeooo:paragraph-rsid="00087ea2" style:font-size-asian="8.75pt" style:font-weight-asian="normal" style:font-size-complex="10pt" style:font-weight-complex="normal"/>
    </style:style>
    <style:style style:name="P39" style:family="paragraph" style:parent-style-name="Standard">
      <style:paragraph-properties fo:margin-top="0cm" fo:margin-bottom="0cm" style:contextual-spacing="false"/>
      <style:text-properties style:font-name="Consolas" fo:font-size="10pt" fo:language="pl" fo:country="PL" fo:font-weight="normal" officeooo:rsid="000add0e" officeooo:paragraph-rsid="000add0e" style:font-size-asian="8.75pt" style:font-weight-asian="normal" style:font-size-complex="10pt" style:font-weight-complex="normal"/>
    </style:style>
    <style:style style:name="P40" style:family="paragraph" style:parent-style-name="Standard">
      <style:paragraph-properties fo:margin-top="0cm" fo:margin-bottom="0cm" style:contextual-spacing="false"/>
      <style:text-properties fo:color="#808080" loext:opacity="100%" style:font-name="Consolas" fo:font-size="10pt" fo:language="pl" fo:country="PL" fo:font-weight="normal" officeooo:rsid="000945e1" officeooo:paragraph-rsid="000945e1" style:font-size-asian="8.75pt" style:font-weight-asian="normal" style:font-size-complex="10pt" style:font-weight-complex="normal"/>
    </style:style>
    <style:style style:name="P41" style:family="paragraph" style:parent-style-name="Standard">
      <style:paragraph-properties fo:margin-top="0cm" fo:margin-bottom="0cm" style:contextual-spacing="false"/>
      <style:text-properties fo:color="#808080" loext:opacity="100%" style:font-name="Consolas" fo:font-size="10pt" fo:language="pl" fo:country="PL" fo:font-weight="normal" officeooo:rsid="000add0e" officeooo:paragraph-rsid="000add0e" style:font-size-asian="8.75pt" style:font-weight-asian="normal" style:font-size-complex="10pt" style:font-weight-complex="normal"/>
    </style:style>
    <style:style style:name="P42" style:family="paragraph" style:parent-style-name="Standard">
      <style:paragraph-properties fo:margin-top="0cm" fo:margin-bottom="0cm" style:contextual-spacing="false" fo:break-before="page"/>
      <style:text-properties style:font-name="Consolas" fo:font-size="10pt" fo:language="pl" fo:country="PL" fo:font-weight="normal" officeooo:rsid="000add0e" officeooo:paragraph-rsid="000add0e" style:font-size-asian="8.75pt" style:font-weight-asian="normal" style:font-size-complex="10pt" style:font-weight-complex="normal"/>
    </style:style>
    <style:style style:name="P43" style:family="paragraph" style:parent-style-name="Table_20_Contents">
      <style:paragraph-properties fo:text-align="center" style:justify-single-word="false"/>
      <style:text-properties fo:font-size="20pt" fo:language="pl" fo:country="PL" fo:font-weight="bold" officeooo:rsid="00087ea2" officeooo:paragraph-rsid="00087ea2" style:font-size-asian="20pt" style:font-weight-asian="bold" style:font-size-complex="20pt" style:font-weight-complex="bold"/>
    </style:style>
    <style:style style:name="P44" style:family="paragraph" style:parent-style-name="Table_20_Contents">
      <style:paragraph-properties fo:text-align="center" style:justify-single-word="false"/>
      <style:text-properties fo:font-size="14pt" fo:language="pl" fo:country="PL" officeooo:rsid="00087ea2" officeooo:paragraph-rsid="00087ea2" style:font-size-asian="14pt" style:font-size-complex="14pt"/>
    </style:style>
    <style:style style:name="P45" style:family="paragraph" style:parent-style-name="Table_20_Contents">
      <style:paragraph-properties fo:text-align="center" style:justify-single-word="false"/>
      <style:text-properties fo:font-size="12pt" style:font-size-asian="10.5pt" style:font-size-complex="12pt"/>
    </style:style>
    <style:style style:name="P46" style:family="paragraph" style:parent-style-name="Table_20_Contents">
      <style:paragraph-properties fo:text-align="center" style:justify-single-word="false"/>
      <style:text-properties fo:font-size="12pt" officeooo:paragraph-rsid="001b197b" style:font-size-asian="10.5pt" style:font-size-complex="12pt"/>
    </style:style>
    <style:style style:name="P47" style:family="paragraph" style:parent-style-name="Table_20_Contents">
      <style:paragraph-properties fo:text-align="center" style:justify-single-word="false"/>
      <style:text-properties fo:font-size="12pt" officeooo:rsid="0015e941" officeooo:paragraph-rsid="0015e941" style:font-size-asian="10.5pt" style:font-size-complex="12pt"/>
    </style:style>
    <style:style style:name="P48" style:family="paragraph" style:parent-style-name="Table_20_Contents">
      <style:paragraph-properties fo:text-align="center" style:justify-single-word="false"/>
      <style:text-properties fo:font-size="12pt" officeooo:rsid="00198bde" officeooo:paragraph-rsid="00198bde" style:font-size-asian="10.5pt" style:font-size-complex="12pt"/>
    </style:style>
    <style:style style:name="P49" style:family="paragraph" style:parent-style-name="Table_20_Contents">
      <style:paragraph-properties fo:text-align="center" style:justify-single-word="false"/>
    </style:style>
    <style:style style:name="P50" style:family="paragraph" style:parent-style-name="Table_20_Contents">
      <style:paragraph-properties fo:text-align="center" style:justify-single-word="false"/>
      <style:text-properties officeooo:paragraph-rsid="0019d2e2"/>
    </style:style>
    <style:style style:name="P51" style:family="paragraph" style:parent-style-name="Table_20_Contents">
      <style:paragraph-properties fo:text-align="center" style:justify-single-word="false"/>
      <style:text-properties fo:language="en" fo:country="GB"/>
    </style:style>
    <style:style style:name="P52" style:family="paragraph" style:parent-style-name="Table_20_Contents">
      <style:paragraph-properties fo:text-align="center" style:justify-single-word="false"/>
      <style:text-properties fo:language="en" fo:country="GB" officeooo:paragraph-rsid="001b197b"/>
    </style:style>
    <style:style style:name="P53" style:family="paragraph" style:parent-style-name="Table_20_Contents">
      <style:paragraph-properties fo:text-align="center" style:justify-single-word="false"/>
      <style:text-properties fo:language="en" fo:country="GB" officeooo:paragraph-rsid="00198bde"/>
    </style:style>
    <style:style style:name="P54" style:family="paragraph" style:parent-style-name="Table_20_Contents">
      <style:paragraph-properties fo:text-align="center" style:justify-single-word="false"/>
      <style:text-properties fo:color="#ff0000" loext:opacity="100%"/>
    </style:style>
    <style:style style:name="P55" style:family="paragraph" style:parent-style-name="Table_20_Contents">
      <style:paragraph-properties fo:text-align="center" style:justify-single-word="false"/>
      <style:text-properties fo:color="#000000" loext:opacity="100%"/>
    </style:style>
    <style:style style:name="P56" style:family="paragraph" style:parent-style-name="Standard">
      <style:paragraph-properties fo:margin-top="2.752cm" fo:margin-bottom="0.275cm" style:contextual-spacing="false" fo:break-before="page"/>
      <style:text-properties fo:font-size="12pt" fo:language="pl" fo:country="PL" fo:font-weight="bold" officeooo:rsid="000945e1" officeooo:paragraph-rsid="000945e1" style:font-size-asian="10.5pt" style:font-weight-asian="bold" style:font-size-complex="12pt" style:font-weight-complex="bold"/>
    </style:style>
    <style:style style:name="P57" style:family="paragraph" style:parent-style-name="Standard">
      <style:paragraph-properties fo:margin-top="0.55cm" fo:margin-bottom="0.275cm" style:contextual-spacing="false" fo:break-before="page"/>
      <style:text-properties fo:font-size="12pt" fo:language="pl" fo:country="PL" fo:font-weight="bold" officeooo:rsid="000945e1" officeooo:paragraph-rsid="000945e1" style:font-size-asian="10.5pt" style:font-weight-asian="bold" style:font-size-complex="12pt" style:font-weight-complex="bold"/>
    </style:style>
    <style:style style:name="P58" style:family="paragraph" style:parent-style-name="Standard">
      <style:paragraph-properties fo:text-align="center" style:justify-single-word="false"/>
      <style:text-properties style:text-outline="false" style:text-line-through-style="none" style:text-line-through-type="none" style:font-name="Liberation Serif" fo:font-size="12pt" fo:font-style="normal" fo:text-shadow="none" style:text-underline-style="none" fo:font-weight="normal" officeooo:paragraph-rsid="0019d2e2" style:font-size-asian="12pt" style:font-style-asian="normal" style:font-weight-asian="normal" style:font-size-complex="12pt" style:text-emphasize="none"/>
    </style:style>
    <style:style style:name="T1" style:family="text">
      <style:text-properties fo:color="#808080" loext:opacity="100%"/>
    </style:style>
    <style:style style:name="T2" style:family="text">
      <style:text-properties officeooo:rsid="000b17e9"/>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b17e9" style:font-style-asian="italic" style:font-weight-asian="bold" style:font-style-complex="italic" style:font-weight-complex="bold"/>
    </style:style>
    <style:style style:name="T6" style:family="text">
      <style:text-properties fo:font-style="italic" fo:font-weight="bold" officeooo:rsid="00109201" style:font-style-asian="italic" style:font-weight-asian="bold" style:font-style-complex="italic" style:font-weight-complex="bold"/>
    </style:style>
    <style:style style:name="T7" style:family="text">
      <style:text-properties fo:font-style="italic" fo:font-weight="bold" officeooo:rsid="00116916"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officeooo:rsid="000b17e9" style:font-style-asian="normal" style:font-style-complex="normal"/>
    </style:style>
    <style:style style:name="T10" style:family="text">
      <style:text-properties fo:font-style="normal" officeooo:rsid="000b6d48" style:font-style-asian="normal" style:font-style-complex="normal"/>
    </style:style>
    <style:style style:name="T11" style:family="text">
      <style:text-properties fo:font-style="normal" officeooo:rsid="000cafcb" style:font-style-asian="normal" style:font-style-complex="normal"/>
    </style:style>
    <style:style style:name="T12" style:family="text">
      <style:text-properties fo:font-style="normal" officeooo:rsid="00116916" style:font-style-asian="normal" style:font-style-complex="normal"/>
    </style:style>
    <style:style style:name="T13" style:family="text">
      <style:text-properties fo:font-style="normal" officeooo:rsid="001460a7" style:font-style-asian="normal" style:font-style-complex="normal"/>
    </style:style>
    <style:style style:name="T14" style:family="text">
      <style:text-properties officeooo:rsid="00116916"/>
    </style:style>
    <style:style style:name="T15" style:family="text">
      <style:text-properties officeooo:rsid="001354b0"/>
    </style:style>
    <style:style style:name="T16" style:family="text">
      <style:text-properties officeooo:rsid="00173dbf"/>
    </style:style>
    <style:style style:name="T17" style:family="text">
      <style:text-properties officeooo:rsid="00187a66"/>
    </style:style>
    <style:style style:name="T18" style:family="text">
      <style:text-properties officeooo:rsid="00193476"/>
    </style:style>
    <style:style style:name="T1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0" style:family="text">
      <style:text-properties style:text-outline="false" style:text-line-through-style="none" style:text-line-through-type="none" fo:font-style="normal" fo:text-shadow="none" style:text-underline-style="none" fo:font-weight="normal" officeooo:rsid="001fa1f8" style:font-style-asian="normal" style:font-weight-asian="normal" style:text-emphasize="none"/>
    </style:style>
    <style:style style:name="T21" style:family="text">
      <style:text-properties officeooo:rsid="00198bde"/>
    </style:style>
    <style:style style:name="T22" style:family="text">
      <style:text-properties officeooo:rsid="001a2e9c"/>
    </style:style>
    <style:style style:name="T23" style:family="text">
      <style:text-properties officeooo:rsid="001cc11c"/>
    </style:style>
    <style:style style:name="T24" style:family="text">
      <style:text-properties officeooo:rsid="00236de9"/>
    </style:style>
    <style:style style:name="fr1" style:family="graphic" style:parent-style-name="Formula">
      <style:graphic-properties style:vertical-pos="from-top" style:horizontal-pos="from-left" style:horizontal-rel="paragraph-content" draw:ole-draw-aspect="1"/>
    </style:style>
    <number:number-style style:name="N0">
      <number:number number:min-integer-digits="1"/>
    </number:number-style>
    <number:number-style style:name="N61">
      <number:scientific-number number:decimal-places="2" number:min-decimal-places="2" number:min-integer-digits="1" number:min-exponent-digits="2" number:exponent-interval="1" number:forced-exponent-sign="true"/>
    </number:number-style>
    <number:number-style style:name="N10004" number:language="en" number:country="GB">
      <number:number number:decimal-places="2" number:min-decimal-places="2" number:min-integer-digits="1"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itle" table:style-name="Title">
        <table:table-column table:style-name="Title.A"/>
        <table:table-column table:style-name="Title.B"/>
        <table:table-row table:style-name="TableLine1971522757968">
          <table:table-cell table:style-name="Title.A1" table:number-columns-spanned="2" office:value-type="string">
            <text:p text:style-name="P43">Politechnika Poznańska</text:p>
          </table:table-cell>
          <table:covered-table-cell/>
        </table:table-row>
        <table:table-row table:style-name="Title.2">
          <table:table-cell table:style-name="Title.A2" office:value-type="string">
            <text:p text:style-name="P44">Sprawozdanie nr 1</text:p>
          </table:table-cell>
          <table:table-cell table:style-name="Title.B2" office:value-type="string">
            <text:p text:style-name="P44">Krystian Baran 145000</text:p>
          </table:table-cell>
        </table:table-row>
        <table:table-row table:style-name="Title.2">
          <table:table-cell table:style-name="Title.A2" office:value-type="string">
            <text:p text:style-name="P44">Metody rozwiązywania układów równań</text:p>
          </table:table-cell>
          <table:table-cell table:style-name="Title.B2" office:value-type="string">
            <text:p text:style-name="P44">0<text:span text:style-name="T23">9</text:span>/05/2020</text:p>
          </table:table-cell>
        </table:table-row>
      </table:table>
      <text:p text:style-name="P1"/>
      <text:p text:style-name="P6">Cel ćwiczenia:</text:p>
      <text:p text:style-name="P8"><text:tab/>Celem ćwiczenia było zapoznanie się z metodami rozwiązywania układów równań, a także porównanie czasów wykonania każdego z wybranych algorytmów dla różnych wielkości macierzy.</text:p>
      <text:p text:style-name="P6">Kody metod:</text:p>
      <text:p text:style-name="P11">Metoda Cramera:</text:p>
      <text:p text:style-name="P38">function x = cramer (W, B)</text:p>
      <text:p text:style-name="P38"><text:tab/>x = [];</text:p>
      <text:p text:style-name="P38"><text:tab/>w = det(W);</text:p>
      <text:p text:style-name="P38"><text:tab/>n = 0;</text:p>
      <text:p text:style-name="P38"><text:tab/>if w~=0</text:p>
      <text:p text:style-name="P38"><text:tab/><text:tab/>n = length(W);</text:p>
      <text:p text:style-name="P38"><text:tab/><text:tab/>for i=1:n</text:p>
      <text:p text:style-name="P38"><text:tab/><text:tab/><text:tab/>X = W;</text:p>
      <text:p text:style-name="P38"><text:tab/><text:tab/><text:tab/>X(:,i) = B;</text:p>
      <text:p text:style-name="P38"><text:tab/><text:tab/><text:tab/>t = det(X);</text:p>
      <text:p text:style-name="P38"><text:tab/><text:tab/><text:tab/>x(i) = t/w;</text:p>
      <text:p text:style-name="P38"><text:tab/><text:tab/>endfor</text:p>
      <text:p text:style-name="P38"><text:tab/>endif</text:p>
      <text:p text:style-name="P26">endfunction</text:p>
      <text:p text:style-name="P11">Metoda prosta LU:</text:p>
      <text:p text:style-name="P38">function [U, L] = simpleLU (A)</text:p>
      <text:p text:style-name="P38"><text:tab/>U = A;</text:p>
      <text:p text:style-name="P38"><text:tab/>n = length(A);</text:p>
      <text:p text:style-name="P38"><text:tab/>L = eye(n);</text:p>
      <text:p text:style-name="P38"><text:tab/>for i=1:n-1</text:p>
      <text:p text:style-name="P38"><text:tab/><text:tab/>pivot = U(i,i);</text:p>
      <text:p text:style-name="P38"><text:tab/><text:tab/>for k=i+1:n</text:p>
      <text:p text:style-name="P38"><text:tab/><text:tab/><text:tab/>a = U(k,i);</text:p>
      <text:p text:style-name="P38"><text:tab/><text:tab/><text:tab/>b = -a/pivot;</text:p>
      <text:p text:style-name="P38"><text:tab/><text:tab/><text:tab/>for j=i:n</text:p>
      <text:p text:style-name="P38"><text:tab/><text:tab/><text:tab/><text:tab/>U(k,j) = U(k,j) + b*U(i,j);</text:p>
      <text:p text:style-name="P38"><text:tab/><text:tab/><text:tab/>endfor</text:p>
      <text:p text:style-name="P38"><text:tab/><text:tab/><text:tab/>L(k,i) = -b;</text:p>
      <text:p text:style-name="P38"><text:tab/><text:tab/>endfor</text:p>
      <text:p text:style-name="P38"><text:tab/>endfor</text:p>
      <text:p text:style-name="P26">endfunction</text:p>
      <text:p text:style-name="P12"/>
      <text:p text:style-name="P56">Metoda LU z częściowym wyborem:</text:p>
      <text:p text:style-name="P37">function [L, U, P] = partialLU (A)</text:p>
      <text:p text:style-name="P37"><text:tab/>U = A;</text:p>
      <text:p text:style-name="P37"><text:tab/>n = length(A);</text:p>
      <text:p text:style-name="P37"><text:tab/>L = eye(n);</text:p>
      <text:p text:style-name="P37"><text:tab/>P = eye(n);</text:p>
      <text:p text:style-name="P37"><text:tab/>swap = 1;</text:p>
      <text:p text:style-name="P37"><text:tab/>for i=1:n-1</text:p>
      <text:p text:style-name="P37"><text:tab/><text:tab/><text:span text:style-name="T1">#wybór pivota</text:span></text:p>
      <text:p text:style-name="P37"><text:tab/><text:tab/>pivot = U(i,i);</text:p>
      <text:p text:style-name="P37"><text:tab/><text:tab/>swap = i;</text:p>
      <text:p text:style-name="P37"><text:tab/><text:tab/>for k=i:n</text:p>
      <text:p text:style-name="P37"><text:tab/><text:tab/><text:tab/>if abs(U(k,i)) &gt; abs(pivot)</text:p>
      <text:p text:style-name="P37"><text:tab/><text:tab/><text:tab/><text:tab/>pivot = U(k,i);</text:p>
      <text:p text:style-name="P37"><text:tab/><text:tab/><text:tab/><text:tab/>swap = k;</text:p>
      <text:p text:style-name="P37"><text:tab/><text:tab/><text:tab/>endif</text:p>
      <text:p text:style-name="P37"><text:tab/><text:tab/>endfor</text:p>
      <text:p text:style-name="P37"><text:tab/><text:tab/><text:span text:style-name="T1">#permutacja</text:span></text:p>
      <text:p text:style-name="P37"><text:tab/><text:tab/>U = Swap(U,swap,i);</text:p>
      <text:p text:style-name="P37"><text:tab/><text:tab/>P = Swap(P,i,swap);</text:p>
      <text:p text:style-name="P37"><text:tab/><text:tab/><text:span text:style-name="T1">#wyzerowanie elementow</text:span></text:p>
      <text:p text:style-name="P37"><text:tab/><text:tab/>for k=i+1:n</text:p>
      <text:p text:style-name="P37"><text:tab/><text:tab/><text:tab/>a = U(k,i);</text:p>
      <text:p text:style-name="P37"><text:tab/><text:tab/><text:tab/>b = -a/pivot;</text:p>
      <text:p text:style-name="P37"><text:tab/><text:tab/><text:tab/>for j=i:n</text:p>
      <text:p text:style-name="P37"><text:tab/><text:tab/><text:tab/><text:tab/>U(k,j) = U(k,j) + b*U(i,j);</text:p>
      <text:p text:style-name="P37"><text:tab/><text:tab/><text:tab/>endfor</text:p>
      <text:p text:style-name="P37"><text:tab/><text:tab/><text:tab/>U(k,i) = -b;</text:p>
      <text:p text:style-name="P37"><text:tab/><text:tab/>endfor</text:p>
      <text:p text:style-name="P37"><text:tab/>endfor</text:p>
      <text:p text:style-name="P40">#split</text:p>
      <text:p text:style-name="P37"><text:tab/>n=length(A);</text:p>
      <text:p text:style-name="P37"><text:tab/>for i=2:n</text:p>
      <text:p text:style-name="P37"><text:tab/><text:tab/>for j=1:i-1</text:p>
      <text:p text:style-name="P37"><text:tab/><text:tab/><text:tab/>L(i,j) = U(i,j);</text:p>
      <text:p text:style-name="P37"><text:tab/><text:tab/><text:tab/>U(i,j) = 0;</text:p>
      <text:p text:style-name="P37"><text:tab/><text:tab/>endfor</text:p>
      <text:p text:style-name="P37"><text:tab/>endfor</text:p>
      <text:p text:style-name="P37">endfunction</text:p>
      <text:p text:style-name="P37"/>
      <text:p text:style-name="P37">function C = Swap (B, n, m)</text:p>
      <text:p text:style-name="P37"><text:tab/>tmp = B(n,:);</text:p>
      <text:p text:style-name="P37"><text:tab/>B(n,:) = B(m,:);</text:p>
      <text:p text:style-name="P37"><text:tab/>B(m,:) = tmp;</text:p>
      <text:p text:style-name="P37"><text:tab/>C = B;</text:p>
      <text:p text:style-name="P27">endfunction</text:p>
      <text:p text:style-name="P12"/>
      <text:p text:style-name="P57">Rozkład LU z całkowitym wyborem:</text:p>
      <text:p text:style-name="P37">function [L, U, P, Q] = completeLU (A)</text:p>
      <text:p text:style-name="P37"><text:tab/>U = A;</text:p>
      <text:p text:style-name="P37"><text:tab/>n = length(A);</text:p>
      <text:p text:style-name="P37"><text:tab/>L = eye(n);</text:p>
      <text:p text:style-name="P37"><text:tab/>P = eye(n);</text:p>
      <text:p text:style-name="P37"><text:tab/>Q = eye(n);</text:p>
      <text:p text:style-name="P37"><text:tab/>swap = 1;</text:p>
      <text:p text:style-name="P37"><text:tab/>for i=1:n-1</text:p>
      <text:p text:style-name="P37"><text:tab/><text:tab/><text:span text:style-name="T1">#wybór pivota</text:span></text:p>
      <text:p text:style-name="P37"><text:tab/><text:tab/>pivot = U(i,i);</text:p>
      <text:p text:style-name="P37"><text:tab/><text:tab/>swap = [i,i];</text:p>
      <text:p text:style-name="P37"><text:tab/><text:tab/>for k=i:n</text:p>
      <text:p text:style-name="P37"><text:tab/><text:tab/><text:tab/>for l=i:n</text:p>
      <text:p text:style-name="P37"><text:tab/><text:tab/><text:tab/><text:tab/>if abs(U(k,l)) &gt; abs(pivot)</text:p>
      <text:p text:style-name="P37"><text:tab/><text:tab/><text:tab/><text:tab/><text:tab/>pivot = U(k,l);</text:p>
      <text:p text:style-name="P37"><text:tab/><text:tab/><text:tab/><text:tab/><text:tab/>swap = [k,l];</text:p>
      <text:p text:style-name="P37"><text:tab/><text:tab/><text:tab/><text:tab/>endif</text:p>
      <text:p text:style-name="P37"><text:tab/><text:tab/><text:tab/>endfor</text:p>
      <text:p text:style-name="P37"><text:tab/><text:tab/>endfor</text:p>
      <text:p text:style-name="P37"><text:tab/><text:tab/><text:span text:style-name="T1">#permutacja</text:span></text:p>
      <text:p text:style-name="P37"><text:tab/><text:tab/>U = SwapRow(U,swap(1),i);</text:p>
      <text:p text:style-name="P37"><text:tab/><text:tab/>U = SwapCol(U,swap(2),i);</text:p>
      <text:p text:style-name="P37"><text:tab/><text:tab/>P = SwapRow(P,i,swap(1));</text:p>
      <text:p text:style-name="P37"><text:tab/><text:tab/>Q = SwapCol(Q,swap(2),i);</text:p>
      <text:p text:style-name="P37"><text:tab/><text:tab/><text:span text:style-name="T1">#wyzerowanie elementow</text:span></text:p>
      <text:p text:style-name="P37"><text:tab/><text:tab/>for k=i+1:n</text:p>
      <text:p text:style-name="P37"><text:tab/><text:tab/><text:tab/>a = U(k,i);</text:p>
      <text:p text:style-name="P37"><text:tab/><text:tab/><text:tab/>b = -a/pivot;</text:p>
      <text:p text:style-name="P37"><text:tab/><text:tab/><text:tab/>for j=i:n</text:p>
      <text:p text:style-name="P37"><text:tab/><text:tab/><text:tab/><text:tab/>U(k,j) = U(k,j) + b*U(i,j);</text:p>
      <text:p text:style-name="P37"><text:tab/><text:tab/><text:tab/>endfor</text:p>
      <text:p text:style-name="P37"><text:tab/><text:tab/><text:tab/>U(k,i) = -b;</text:p>
      <text:p text:style-name="P37"><text:tab/><text:tab/>endfor</text:p>
      <text:p text:style-name="P37"><text:tab/>endfor</text:p>
      <text:p text:style-name="P40">#split</text:p>
      <text:p text:style-name="P37"><text:tab/>n=length(A);</text:p>
      <text:p text:style-name="P37"><text:tab/>for i=2:n</text:p>
      <text:p text:style-name="P37"><text:tab/><text:tab/>for j=1:i-1</text:p>
      <text:p text:style-name="P37"><text:tab/><text:tab/><text:tab/>L(i,j) = U(i,j);</text:p>
      <text:p text:style-name="P37"><text:tab/><text:tab/><text:tab/>U(i,j) = 0;</text:p>
      <text:p text:style-name="P37"><text:tab/><text:tab/>endfor</text:p>
      <text:p text:style-name="P37"><text:tab/>endfor</text:p>
      <text:p text:style-name="P37">endfunction</text:p>
      <text:p text:style-name="P37"/>
      <text:p text:style-name="P37">function C = SwapRow (B, n, m)</text:p>
      <text:p text:style-name="P37"><text:tab/>tmp = B(n,:);</text:p>
      <text:p text:style-name="P37"><text:tab/>B(n,:) = B(m,:);</text:p>
      <text:p text:style-name="P37"><text:tab/>B(m,:) = tmp;</text:p>
      <text:p text:style-name="P37"><text:tab/>C = B;</text:p>
      <text:p text:style-name="P37">endfunction</text:p>
      <text:p text:style-name="P37"/>
      <text:p text:style-name="P37">function C = SwapCol (B, n, m)</text:p>
      <text:p text:style-name="P37"><text:tab/>tmp = B(:,n);</text:p>
      <text:p text:style-name="P37"><text:tab/>B(:,n) = B(:,m);</text:p>
      <text:p text:style-name="P37"><text:tab/>B(:,m) = tmp;</text:p>
      <text:p text:style-name="P37"><text:tab/>C = B;</text:p>
      <text:p text:style-name="P27">endfunction</text:p>
      <text:p text:style-name="P13"/>
      <text:p text:style-name="P34">Program główny:</text:p>
      <text:p text:style-name="P39">clc,clear, format long;</text:p>
      <text:p text:style-name="P39">A = gallery("lehmer",4)</text:p>
      <text:p text:style-name="P39">b = A*[1;1;1;1]</text:p>
      <text:p text:style-name="P39">cond(A)</text:p>
      <text:p text:style-name="P39"/>
      <text:p text:style-name="P41">#cramer</text:p>
      <text:p text:style-name="P39">x = cramer(A,b)</text:p>
      <text:p text:style-name="P39">norm(x -[1,1,1,1],2)</text:p>
      <text:p text:style-name="P39"/>
      <text:p text:style-name="P41">#simple LU</text:p>
      <text:p text:style-name="P39">[L, U] = simpleLU(A,b);</text:p>
      <text:p text:style-name="P39">y = forwardRow(L,b);</text:p>
      <text:p text:style-name="P39">x = backwardsRow(U,y)</text:p>
      <text:p text:style-name="P39">norm(x -[1,1,1,1],2)</text:p>
      <text:p text:style-name="P39"/>
      <text:p text:style-name="P41">#partial LU</text:p>
      <text:p text:style-name="P39">[L, U, P] = partialLU(A,b);</text:p>
      <text:p text:style-name="P39">B = P*b;#transpose(b)</text:p>
      <text:p text:style-name="P39">y = forwardRow(L,B);</text:p>
      <text:p text:style-name="P39">x = backwardsRow(U,y)</text:p>
      <text:p text:style-name="P39">norm(x -[1,1,1,1],2)</text:p>
      <text:p text:style-name="P39"/>
      <text:p text:style-name="P41">#complete LU</text:p>
      <text:p text:style-name="P39">[L, U, P, Q] = completeLU(A,b);</text:p>
      <text:p text:style-name="P39">B = P*b;</text:p>
      <text:p text:style-name="P39">y = forwardRow(L,B);</text:p>
      <text:p text:style-name="P39">y = backwardsRow(U,y);</text:p>
      <text:p text:style-name="P39">x = Q*transpose(y)</text:p>
      <text:p text:style-name="P39">norm(x - [1;1;1;1],2)</text:p>
      <text:p text:style-name="P39"/>
      <text:p text:style-name="P41">#czasy obliczania</text:p>
      <text:p text:style-name="P39">n = 1600, p=0;</text:p>
      <text:p text:style-name="P39">A = gallery("lehmer",n);</text:p>
      <text:p text:style-name="P39">b = A*ones(n,1); </text:p>
      <text:p text:style-name="P39">disp(cond(A));</text:p>
      <text:p text:style-name="P39"/>
      <text:p text:style-name="P41">#cramer</text:p>
      <text:p text:style-name="P39">tic;</text:p>
      <text:p text:style-name="P39">x = cramer(A,b);</text:p>
      <text:p text:style-name="P39">p=toc;</text:p>
      <text:p text:style-name="P39">disp("Cramer")</text:p>
      <text:p text:style-name="P39">if ~isempty(x)</text:p>
      <text:p text:style-name="P39"><text:tab/>disp(norm(x-ones(1,n)));</text:p>
      <text:p text:style-name="P39"><text:tab/>disp(p);</text:p>
      <text:p text:style-name="P39">endif</text:p>
      <text:p text:style-name="P39"/>
      <text:p text:style-name="P41">#simple LU</text:p>
      <text:p text:style-name="P39">tic;</text:p>
      <text:p text:style-name="P39">[L, U] = simpleLU(A,b);</text:p>
      <text:p text:style-name="P39">y = forwardRow(L,b);</text:p>
      <text:p text:style-name="P39">x = backwardsRow(U,y);</text:p>
      <text:p text:style-name="P39">p=toc;</text:p>
      <text:p text:style-name="P39">disp("Simple LU")</text:p>
      <text:p text:style-name="P39">disp(norm(x-ones(1,n)));</text:p>
      <text:p text:style-name="P39">disp(p);</text:p>
      <text:p text:style-name="P42"/>
      <text:p text:style-name="P41">#partial LU</text:p>
      <text:p text:style-name="P39">tic;</text:p>
      <text:p text:style-name="P39">[L, U, P] = partialLU(A,b);</text:p>
      <text:p text:style-name="P39">B = P*b;#transpose(b)</text:p>
      <text:p text:style-name="P39">y = forwardRow(L,B);</text:p>
      <text:p text:style-name="P39">x = backwardsRow(U,y);</text:p>
      <text:p text:style-name="P39">p=toc;</text:p>
      <text:p text:style-name="P39">disp("Partial LU")</text:p>
      <text:p text:style-name="P39">disp(norm(x-ones(1,n)));</text:p>
      <text:p text:style-name="P39">disp(p);</text:p>
      <text:p text:style-name="P39"/>
      <text:p text:style-name="P41">#complete LU</text:p>
      <text:p text:style-name="P39">tic;</text:p>
      <text:p text:style-name="P39">[L, U, P, Q] = completeLU(A,b);</text:p>
      <text:p text:style-name="P39">B = P*b;</text:p>
      <text:p text:style-name="P39">y = forwardRow(L,B);</text:p>
      <text:p text:style-name="P39">y = backwardsRow(U,y);</text:p>
      <text:p text:style-name="P39">x = Q*transpose(y);</text:p>
      <text:p text:style-name="P39">p=toc;</text:p>
      <text:p text:style-name="P39">disp("Complete LU")</text:p>
      <text:p text:style-name="P39">disp(norm(x-ones(n,1)));</text:p>
      <text:p text:style-name="P28">disp(p);</text:p>
      <text:p text:style-name="P35">Przebieg ćwiczenia:</text:p>
      <text:p text:style-name="P9"><text:tab/><text:span text:style-name="T2">Do analizy algorytmów rozwiązywania układów równań wybrano macierze z dostępnej biblioteki GNU Octave typu </text:span><text:span text:style-name="T5">gal</text:span><text:span text:style-name="T6">l</text:span><text:span text:style-name="T5">ery(„</text:span><text:span text:style-name="T7">lehmer</text:span><text:span text:style-name="T5">”, </text:span><text:span text:style-name="T7">N</text:span><text:span text:style-name="T5">)</text:span><text:span text:style-name="T9">. Są to macierze </text:span><text:span text:style-name="T12">Lehmera rozmiaru </text:span><text:span text:style-name="T12"><draw:frame draw:style-name="fr1" draw:name="Object8" text:anchor-type="as-char" svg:y="-0.377cm" svg:width="1.245cm" svg:height="0.467cm" draw:z-index="6"><draw:object xlink:href="./Object 8" xlink:type="simple" xlink:show="embed" xlink:actuate="onLoad"/><draw:image xlink:href="./ObjectReplacements/Object 8" xlink:type="simple" xlink:show="embed" xlink:actuate="onLoad"/></draw:frame></text:span><text:span text:style-name="T12">. </text:span><text:span text:style-name="T9"><text:line-break/>Poniżej przedstawiono macierz przykładową </text:span><text:span text:style-name="T9"><draw:frame draw:style-name="fr1" draw:name="Object7" text:anchor-type="as-char" svg:y="-0.377cm" svg:width="1.03cm" svg:height="0.467cm" draw:z-index="7"><draw:object xlink:href="./Object 7" xlink:type="simple" xlink:show="embed" xlink:actuate="onLoad"/><draw:image xlink:href="./ObjectReplacements/Object 7" xlink:type="simple" xlink:show="embed" xlink:actuate="onLoad"/></draw:frame></text:span><text:span text:style-name="T9"><text:s/>i wektor wyrazów wolnych tak, aby rozwiązanie było wektorem jedynek. </text:span><text:span text:style-name="T13">Poniżej macierz A i wektor wyrazów wolnych.</text:span></text:p>
      <text:p text:style-name="P18"><draw:frame draw:style-name="fr1" draw:name="Object1" text:anchor-type="as-char" svg:y="-1.138cm" svg:width="18.055cm" svg:height="2.124cm" draw:z-index="0"><draw:object xlink:href="./Object 1" xlink:type="simple" xlink:show="embed" xlink:actuate="onLoad"/><draw:image xlink:href="./ObjectReplacements/Object 1" xlink:type="simple" xlink:show="embed" xlink:actuate="onLoad"/></draw:frame></text:p>
      <text:p text:style-name="P19"><draw:frame draw:style-name="fr1" draw:name="Object9" text:anchor-type="as-char" svg:y="-1.138cm" svg:width="4.792cm" svg:height="2.124cm" draw:z-index="8"><draw:object xlink:href="./Object 9" xlink:type="simple" xlink:show="embed" xlink:actuate="onLoad"/><draw:image xlink:href="./ObjectReplacements/Object 9" xlink:type="simple" xlink:show="embed" xlink:actuate="onLoad"/></draw:frame></text:p>
      <text:p text:style-name="P10"><text:span text:style-name="T9"><text:tab/></text:span><text:span text:style-name="T10">Za pomocą wbudowanej funkcji w GNU Octave, obliczono współczynnik uwarunkowania:</text:span></text:p>
      <text:p text:style-name="P30">cond(A) = 12.20626419560859</text:p>
      <text:p text:style-name="P29"><text:span text:style-name="T11">M</text:span><text:span text:style-name="T8">acierz jest zatem źle uwarunkowana i nie możemy się spodziewać bardzo dokładnych wyników. Mimo to przeprowadzona została analiza.</text:span></text:p>
      <text:p text:style-name="P14"><text:tab/>Dla metody Cramera uzyskane rozwiązanie w formacie <text:span text:style-name="T3">long</text:span> jest następujące:</text:p>
      <text:p text:style-name="P15"><draw:frame draw:style-name="fr1" draw:name="Object2" text:anchor-type="as-char" svg:y="-1.138cm" svg:width="4.921cm" svg:height="2.124cm" draw:z-index="1"><draw:object xlink:href="./Object 2" xlink:type="simple" xlink:show="embed" xlink:actuate="onLoad"/><draw:image xlink:href="./ObjectReplacements/Object 2" xlink:type="simple" xlink:show="embed" xlink:actuate="onLoad"/></draw:frame></text:p>
      <text:p text:style-name="P14">Gdzie norma błędu wynosi 1.047382306668854e-15. Widzimy, że otrzymane wartości są w aproksymacji szukany wektor jedynek.</text:p>
      <text:p text:style-name="P14"><text:tab/>Dla prostego rozkładu LU otrzymano następujące rozwiązanie:</text:p>
      <text:p text:style-name="P15"><draw:frame draw:style-name="fr1" draw:name="Object3" text:anchor-type="as-char" svg:y="-1.138cm" svg:width="4.921cm" svg:height="2.124cm" draw:z-index="2"><draw:object xlink:href="./Object 3" xlink:type="simple" xlink:show="embed" xlink:actuate="onLoad"/><draw:image xlink:href="./ObjectReplacements/Object 3" xlink:type="simple" xlink:show="embed" xlink:actuate="onLoad"/></draw:frame></text:p>
      <text:p text:style-name="P14">Norma błędu wynosi 6.080941944488118e-16. Dla tej metody widzimy, że <text:span text:style-name="T14">trzy wartości</text:span> wartość należy aproksymować.</text:p>
      <text:p text:style-name="P14"><text:tab/>Dla rozkładu LU z częściowym wyborem otrzymano następujące rozwiązanie:</text:p>
      <text:p text:style-name="P15"><draw:frame draw:style-name="fr1" draw:name="Object4" text:anchor-type="as-char" svg:y="-1.138cm" svg:width="4.921cm" svg:height="2.124cm" draw:z-index="3"><draw:object xlink:href="./Object 4" xlink:type="simple" xlink:show="embed" xlink:actuate="onLoad"/><draw:image xlink:href="./ObjectReplacements/Object 4" xlink:type="simple" xlink:show="embed" xlink:actuate="onLoad"/></draw:frame></text:p>
      <text:p text:style-name="P14">Norma błędu wynosi 6.080941944488118e-16. Dla tej metody <text:span text:style-name="T14">widzimy, że rozwiązanie jest takie samo jak dla metody prostej LU</text:span>.</text:p>
      <text:p text:style-name="P14"><text:tab/>Dla rozkładu LU z całkowitym wyborem otrzymano następujące rozwiązanie:</text:p>
      <text:p text:style-name="P15"><text:soft-page-break/><draw:frame draw:style-name="fr1" draw:name="Object5" text:anchor-type="as-char" svg:y="-1.138cm" svg:width="4.921cm" svg:height="2.124cm" draw:z-index="4"><draw:object xlink:href="./Object 5" xlink:type="simple" xlink:show="embed" xlink:actuate="onLoad"/><draw:image xlink:href="./ObjectReplacements/Object 5" xlink:type="simple" xlink:show="embed" xlink:actuate="onLoad"/></draw:frame></text:p>
      <text:p text:style-name="P16">Norma błędu wynosi 1.391105462616079e-15. Dla tej metody <text:span text:style-name="T15">wyniki są podobne do poprzednich dwóch metod, z większą niedokładnością</text:span>.</text:p>
      <text:p text:style-name="P16"><text:tab/>Metoda prosta rozkładu LU <text:span text:style-name="T15">wraz z metodą częściowego wyboru </text:span>okazał<text:span text:style-name="T15">y</text:span> się najbardziej skuteczn<text:span text:style-name="T15">e</text:span> dla tego typu macierzy, a metoda rozkładu LU z c<text:span text:style-name="T15">ałkowitym</text:span> wyborem okazała się najmniej skuteczna. Metoda Cramera, <text:s/>pomimo tego, że nie jest zwyczajnie skuteczna, ponieważ wymagane jest obliczenie różnych wyznaczników, dla tej macierzy jest <text:span text:style-name="T15">trzecia</text:span> najbardziej skuteczna.</text:p>
      <text:p text:style-name="P16"><text:tab/>Następnym krokiem, po sprawdzeniu, czy metody działają poprawnie, było wyznaczenie czasów obliczania każdej metody dla różnych wielkości macierzy, to jest:</text:p>
      <text:p text:style-name="P17"><draw:frame draw:style-name="fr1" draw:name="Object6" text:anchor-type="as-char" svg:y="-0.377cm" svg:width="8.687cm" svg:height="0.482cm" draw:z-index="5"><draw:object xlink:href="./Object 6" xlink:type="simple" xlink:show="embed" xlink:actuate="onLoad"/><draw:image xlink:href="./ObjectReplacements/Object 6" xlink:type="simple" xlink:show="embed" xlink:actuate="onLoad"/></draw:frame></text:p>
      <text:p text:style-name="P16">Pomiar czasów został wykonany za pomocą funkcji <text:span text:style-name="T4">tic</text:span> i <text:span text:style-name="T4">toc</text:span> w GNU Octave. Dla kolejnych metod obliczone zostało także ratio wzrostów czasów obliczania. Otrzymane wyniki zapisano w tabeli poniżej.</text:p>
      <table:table table:name="Table1" table:style-name="Table1">
        <table:table-column table:style-name="Table1.A" table:number-columns-repeated="5"/>
        <table:table-row table:style-name="TableLine1971526764416">
          <table:table-cell table:style-name="Table1.A1" office:value-type="string">
            <text:p text:style-name="P51">n</text:p>
          </table:table-cell>
          <table:table-cell table:style-name="Table1.A1" office:value-type="string">
            <text:p text:style-name="P51">Cramer</text:p>
          </table:table-cell>
          <table:table-cell table:style-name="Table1.A1" office:value-type="string">
            <text:p text:style-name="P51">Simple LU</text:p>
          </table:table-cell>
          <table:table-cell table:style-name="Table1.A1" office:value-type="string">
            <text:p text:style-name="P51">Partial LU</text:p>
          </table:table-cell>
          <table:table-cell table:style-name="Table1.E1" office:value-type="string">
            <text:p text:style-name="P51">Complete LU</text:p>
          </table:table-cell>
        </table:table-row>
        <table:table-row table:style-name="TableLine1971526765776">
          <table:table-cell table:style-name="Table1.A2" office:value-type="float" office:value="50">
            <text:p text:style-name="P51">50</text:p>
          </table:table-cell>
          <table:table-cell table:style-name="Table1.B2" office:value-type="float" office:value="0.0278458595275879">
            <text:p text:style-name="P51">2.78E-02</text:p>
          </table:table-cell>
          <table:table-cell table:style-name="Table1.B2" office:value-type="float" office:value="0.958137989044189">
            <text:p text:style-name="P51">9.58E-01</text:p>
          </table:table-cell>
          <table:table-cell table:style-name="Table1.B2" office:value-type="float" office:value="0.995621919631958">
            <text:p text:style-name="P51">9.96E-01</text:p>
          </table:table-cell>
          <table:table-cell table:style-name="Table1.E2" office:value-type="float" office:value="1.88521194458008">
            <text:p text:style-name="P51">1.89</text:p>
          </table:table-cell>
        </table:table-row>
        <table:table-row table:style-name="TableLine1971526605808">
          <table:table-cell table:style-name="Table1.A2" office:value-type="float" office:value="100">
            <text:p text:style-name="P51">100</text:p>
          </table:table-cell>
          <table:table-cell table:style-name="Table1.B2" office:value-type="float" office:value="0.176653861999512">
            <text:p text:style-name="P51">1.77E-01</text:p>
          </table:table-cell>
          <table:table-cell table:style-name="Table1.A2" office:value-type="float" office:value="7.19394993782043">
            <text:p text:style-name="P51">7.19</text:p>
          </table:table-cell>
          <table:table-cell table:style-name="Table1.A2" office:value-type="float" office:value="7.47426819801331">
            <text:p text:style-name="P51">7.47</text:p>
          </table:table-cell>
          <table:table-cell table:style-name="Table1.E2" office:value-type="float" office:value="15.2799530029297">
            <text:p text:style-name="P51">15.28</text:p>
          </table:table-cell>
        </table:table-row>
        <table:table-row table:style-name="TableLine1971526604720">
          <table:table-cell table:style-name="Table1.A2" office:value-type="float" office:value="200">
            <text:p text:style-name="P51">200</text:p>
          </table:table-cell>
          <table:table-cell table:style-name="Table1.B2" office:value-type="float" office:value="0.849283933639526">
            <text:p text:style-name="P51">8.49E-01</text:p>
          </table:table-cell>
          <table:table-cell table:style-name="Table1.A2" office:value-type="float" office:value="57.1390640735626">
            <text:p text:style-name="P51">57.14</text:p>
          </table:table-cell>
          <table:table-cell table:style-name="Table1.A2" office:value-type="float" office:value="57.4340350627899">
            <text:p text:style-name="P51">57.43</text:p>
          </table:table-cell>
          <table:table-cell table:style-name="Table1.E2" office:value-type="float" office:value="116.675534009934">
            <text:p text:style-name="P51">116.68</text:p>
          </table:table-cell>
        </table:table-row>
        <table:table-row table:style-name="TableLine1971526607712">
          <table:table-cell table:style-name="Table1.A2" office:value-type="float" office:value="400">
            <text:p text:style-name="P51">400</text:p>
          </table:table-cell>
          <table:table-cell table:style-name="Table1.D9" office:value-type="string">
            <text:p text:style-name="P51">-</text:p>
          </table:table-cell>
          <table:table-cell table:style-name="Table1.A2" office:value-type="float" office:value="565.933667898178">
            <text:p text:style-name="P51">565.93</text:p>
          </table:table-cell>
          <table:table-cell table:style-name="Table1.A2" office:value-type="float" office:value="515.60515999794">
            <text:p text:style-name="P51">515.61</text:p>
          </table:table-cell>
          <table:table-cell table:style-name="Table1.E5" office:value-type="float" office:value="792.81">
            <text:p text:style-name="P51">792.81</text:p>
          </table:table-cell>
        </table:table-row>
        <table:table-row table:style-name="TableLine1971526607984">
          <table:table-cell table:style-name="Table1.A2" office:value-type="float" office:value="800">
            <text:p text:style-name="P51">800</text:p>
          </table:table-cell>
          <table:table-cell table:style-name="Table1.D8" office:value-type="string">
            <text:p text:style-name="P51">-</text:p>
          </table:table-cell>
          <table:table-cell table:style-name="Table1.A2" office:value-type="float" office:value="2170.1753320694">
            <text:p text:style-name="P51">2170.18</text:p>
          </table:table-cell>
          <table:table-cell table:style-name="Table1.A2" office:value-type="float" office:value="2211.27690911293">
            <text:p text:style-name="P51">2211.28</text:p>
          </table:table-cell>
          <table:table-cell table:style-name="Table1.E2" office:value-type="float" office:value="5128.94928193092">
            <text:p text:style-name="P51">5128.95</text:p>
          </table:table-cell>
        </table:table-row>
        <table:table-row table:style-name="TableLine1971526610704">
          <table:table-cell table:style-name="Table1.A2" office:value-type="float" office:value="1600">
            <text:p text:style-name="P51">1600</text:p>
          </table:table-cell>
          <table:table-cell table:style-name="Table1.D9" office:value-type="string">
            <text:p text:style-name="P51">-</text:p>
          </table:table-cell>
          <table:table-cell table:style-name="Table1.C7" office:value-type="string">
            <text:p text:style-name="P2">17280.86</text:p>
          </table:table-cell>
          <table:table-cell table:style-name="Table1.D9" office:value-type="string">
            <text:p text:style-name="P3"><text:span text:style-name="T19">22414.</text:span><text:span text:style-name="T20">6</text:span></text:p>
          </table:table-cell>
          <table:table-cell table:style-name="Table1.E9" office:value-type="string">
            <text:p text:style-name="P52">-</text:p>
          </table:table-cell>
        </table:table-row>
        <table:table-row table:style-name="TableLine1971526809776">
          <table:table-cell table:style-name="Table1.A2" office:value-type="float" office:value="3200">
            <text:p text:style-name="P51">3200</text:p>
          </table:table-cell>
          <table:table-cell table:style-name="Table1.D8" office:value-type="string">
            <text:p text:style-name="P51">-</text:p>
          </table:table-cell>
          <table:table-cell table:style-name="Table1.C8" office:value-type="string">
            <text:p text:style-name="P52">-</text:p>
          </table:table-cell>
          <table:table-cell table:style-name="Table1.D8" office:value-type="string">
            <text:p text:style-name="P52">-</text:p>
          </table:table-cell>
          <table:table-cell table:style-name="Table1.E8" office:value-type="string">
            <text:p text:style-name="P52">-</text:p>
          </table:table-cell>
        </table:table-row>
        <table:table-row table:style-name="TableLine1971526804064">
          <table:table-cell table:style-name="Table1.A2" office:value-type="float" office:value="6400">
            <text:p text:style-name="P51">6400</text:p>
          </table:table-cell>
          <table:table-cell table:style-name="Table1.D9" office:value-type="string">
            <text:p text:style-name="P51">-</text:p>
          </table:table-cell>
          <table:table-cell table:style-name="Table1.C9" office:value-type="string">
            <text:p text:style-name="P52">-</text:p>
          </table:table-cell>
          <table:table-cell table:style-name="Table1.D9" office:value-type="string">
            <text:p text:style-name="P52">-</text:p>
          </table:table-cell>
          <table:table-cell table:style-name="Table1.E9" office:value-type="string">
            <text:p text:style-name="P52">-</text:p>
          </table:table-cell>
        </table:table-row>
        <table:table-row table:style-name="TableLine1971526810864">
          <table:table-cell table:style-name="Table1.A2" office:value-type="float" office:value="12800">
            <text:p text:style-name="P51">12800</text:p>
          </table:table-cell>
          <table:table-cell table:style-name="Table1.D10" office:value-type="string">
            <text:p text:style-name="P51">-</text:p>
          </table:table-cell>
          <table:table-cell table:style-name="Table1.C10" office:value-type="string">
            <text:p text:style-name="P52">-</text:p>
          </table:table-cell>
          <table:table-cell table:style-name="Table1.D10" office:value-type="string">
            <text:p text:style-name="P52">-</text:p>
          </table:table-cell>
          <table:table-cell table:style-name="Table1.E10" office:value-type="string">
            <text:p text:style-name="P52">-</text:p>
          </table:table-cell>
        </table:table-row>
      </table:table>
      <text:p text:style-name="P31">Tabela 1 - Czasy obliczania rozwiązania</text:p>
      <table:table table:name="Table2" table:style-name="Table2">
        <table:table-column table:style-name="Table2.A" table:number-columns-repeated="5"/>
        <table:table-row table:style-name="TableLine1971526807056">
          <table:table-cell table:style-name="Table2.A1" office:value-type="string">
            <text:p text:style-name="P47">n</text:p>
          </table:table-cell>
          <table:table-cell table:style-name="Table2.A1" office:value-type="string">
            <text:p text:style-name="P49">Cramer</text:p>
          </table:table-cell>
          <table:table-cell table:style-name="Table2.A1" office:value-type="string">
            <text:p text:style-name="P49">Simple LU</text:p>
          </table:table-cell>
          <table:table-cell table:style-name="Table2.A1" office:value-type="string">
            <text:p text:style-name="P49">Partial LU</text:p>
          </table:table-cell>
          <table:table-cell table:style-name="Table2.E1" office:value-type="string">
            <text:p text:style-name="P49">Complete LU</text:p>
          </table:table-cell>
        </table:table-row>
        <table:table-row table:style-name="TableLine1971526811136">
          <table:table-cell table:style-name="Table2.A2" office:value-type="string">
            <text:p text:style-name="P47">100/50</text:p>
          </table:table-cell>
          <table:table-cell table:style-name="Table2.B2" office:value-type="float" office:value="6.34399027347296">
            <text:p text:style-name="P49">6.34</text:p>
          </table:table-cell>
          <table:table-cell table:style-name="Table2.B2" office:value-type="float" office:value="7.50826083516103">
            <text:p text:style-name="P49">7.51</text:p>
          </table:table-cell>
          <table:table-cell table:style-name="Table2.B2" office:value-type="float" office:value="7.50713503854581">
            <text:p text:style-name="P49">7.51</text:p>
          </table:table-cell>
          <table:table-cell table:style-name="Table2.E2" office:value-type="float" office:value="8.10516453964714">
            <text:p text:style-name="P49">8.11</text:p>
          </table:table-cell>
        </table:table-row>
        <table:table-row table:style-name="TableLine1971526805968">
          <table:table-cell table:style-name="Table2.A2" office:value-type="string">
            <text:p text:style-name="P47">200/100</text:p>
          </table:table-cell>
          <table:table-cell table:style-name="Table2.B2" office:value-type="float" office:value="4.80761600129564">
            <text:p text:style-name="P49">4.81</text:p>
          </table:table-cell>
          <table:table-cell table:style-name="Table2.B2" office:value-type="float" office:value="7.94265522660478">
            <text:p text:style-name="P49">7.94</text:p>
          </table:table-cell>
          <table:table-cell table:style-name="Table2.B2" office:value-type="float" office:value="7.68423523764589">
            <text:p text:style-name="P49">7.68</text:p>
          </table:table-cell>
          <table:table-cell table:style-name="Table2.E2" office:value-type="float" office:value="7.63585686340548">
            <text:p text:style-name="P49">7.64</text:p>
          </table:table-cell>
        </table:table-row>
        <table:table-row table:style-name="TableLine1971526831664">
          <table:table-cell table:style-name="Table2.A2" office:value-type="string">
            <text:p text:style-name="P47">400/200</text:p>
          </table:table-cell>
          <table:table-cell table:style-name="Table2.A2" office:value-type="string">
            <text:p text:style-name="P49">-</text:p>
          </table:table-cell>
          <table:table-cell table:style-name="Table2.B2" office:value-type="float" office:value="9.9044966359543">
            <text:p text:style-name="P49">9.9</text:p>
          </table:table-cell>
          <table:table-cell table:style-name="Table2.B2" office:value-type="float" office:value="8.97734521759186">
            <text:p text:style-name="P49">8.98</text:p>
          </table:table-cell>
          <table:table-cell table:style-name="Table2.E2" office:value-type="float" office:value="6.79503322436324">
            <text:p text:style-name="P49">6.8</text:p>
          </table:table-cell>
        </table:table-row>
        <table:table-row table:style-name="TableLine1971526830576">
          <table:table-cell table:style-name="Table2.A2" office:value-type="string">
            <text:p text:style-name="P47">800/400</text:p>
          </table:table-cell>
          <table:table-cell table:style-name="Table2.A2" office:value-type="string">
            <text:p text:style-name="P49">-</text:p>
          </table:table-cell>
          <table:table-cell table:style-name="Table2.B2" office:value-type="float" office:value="3.83468143913264">
            <text:p text:style-name="P49">3.83</text:p>
          </table:table-cell>
          <table:table-cell table:style-name="Table2.B2" office:value-type="float" office:value="4.28870205473073">
            <text:p text:style-name="P49">4.29</text:p>
          </table:table-cell>
          <table:table-cell table:style-name="Table2.E2" office:value-type="float" office:value="6.46929600194202">
            <text:p text:style-name="P49">6.47</text:p>
          </table:table-cell>
        </table:table-row>
        <table:table-row table:style-name="TableLine1971526834928">
          <table:table-cell table:style-name="Table2.A2" office:value-type="string">
            <text:p text:style-name="P47">1600/800</text:p>
          </table:table-cell>
          <table:table-cell table:style-name="Table2.A2" office:value-type="string">
            <text:p text:style-name="P45">-</text:p>
          </table:table-cell>
          <table:table-cell table:style-name="Table2.B2" office:value-type="float" office:value="7.96">
            <text:p text:style-name="P49">7.96</text:p>
          </table:table-cell>
          <table:table-cell table:style-name="Table2.A2" office:value-type="string">
            <text:p text:style-name="P5"><text:span text:style-name="T19">10.1</text:span><text:span text:style-name="T20">4</text:span></text:p>
          </table:table-cell>
          <table:table-cell table:style-name="Table2.E8" office:value-type="string">
            <text:p text:style-name="P46">-</text:p>
          </table:table-cell>
        </table:table-row>
        <table:table-row table:style-name="TableLine1971526829216">
          <table:table-cell table:style-name="Table2.A2" office:value-type="string">
            <text:p text:style-name="P47">3200/1600</text:p>
          </table:table-cell>
          <table:table-cell table:style-name="Table2.A2" office:value-type="string">
            <text:p text:style-name="P45">-</text:p>
          </table:table-cell>
          <table:table-cell table:style-name="Table2.A2" office:value-type="string">
            <text:p text:style-name="P46">-</text:p>
          </table:table-cell>
          <table:table-cell table:style-name="Table2.A2" office:value-type="string">
            <text:p text:style-name="P46">-</text:p>
          </table:table-cell>
          <table:table-cell table:style-name="Table2.E7" office:value-type="string">
            <text:p text:style-name="P46">-</text:p>
          </table:table-cell>
        </table:table-row>
        <table:table-row table:style-name="TableLine1971526830848">
          <table:table-cell table:style-name="Table2.A2" office:value-type="string">
            <text:p text:style-name="P47">6400/3200</text:p>
          </table:table-cell>
          <table:table-cell table:style-name="Table2.A2" office:value-type="string">
            <text:p text:style-name="P45">-</text:p>
          </table:table-cell>
          <table:table-cell table:style-name="Table2.A2" office:value-type="string">
            <text:p text:style-name="P46">-</text:p>
          </table:table-cell>
          <table:table-cell table:style-name="Table2.A2" office:value-type="string">
            <text:p text:style-name="P46">-</text:p>
          </table:table-cell>
          <table:table-cell table:style-name="Table2.E8" office:value-type="string">
            <text:p text:style-name="P46">-</text:p>
          </table:table-cell>
        </table:table-row>
        <table:table-row table:style-name="TableLine1971526829488">
          <table:table-cell table:style-name="Table2.A2" office:value-type="string">
            <text:p text:style-name="P47">12800/6400</text:p>
          </table:table-cell>
          <table:table-cell table:style-name="Table2.A2" office:value-type="string">
            <text:p text:style-name="P45">-</text:p>
          </table:table-cell>
          <table:table-cell table:style-name="Table2.A2" office:value-type="string">
            <text:p text:style-name="P46">-</text:p>
          </table:table-cell>
          <table:table-cell table:style-name="Table2.A2" office:value-type="string">
            <text:p text:style-name="P46">-</text:p>
          </table:table-cell>
          <table:table-cell table:style-name="Table2.E9" office:value-type="string">
            <text:p text:style-name="P46">-</text:p>
          </table:table-cell>
        </table:table-row>
        <table:table-row table:style-name="TableLine1971526831392">
          <table:table-cell table:style-name="Table2.A2" office:value-type="string">
            <text:p text:style-name="P48">Average</text:p>
          </table:table-cell>
          <table:table-cell table:style-name="Table2.B2" office:value-type="float" office:value="5.58">
            <text:p text:style-name="P49">5.58</text:p>
          </table:table-cell>
          <table:table-cell table:style-name="Table2.B2" office:value-type="float" office:value="7.43059652103446">
            <text:p text:style-name="P49">7.43</text:p>
          </table:table-cell>
          <table:table-cell table:style-name="Table2.A2" office:value-type="string">
            <text:p text:style-name="P4"><text:span text:style-name="T19">7.7</text:span><text:span text:style-name="T20">2</text:span></text:p>
          </table:table-cell>
          <table:table-cell table:style-name="Table2.E2" office:value-type="float" office:value="7.25133765733947">
            <text:p text:style-name="P49">7.25</text:p>
          </table:table-cell>
        </table:table-row>
      </table:table>
      <text:p text:style-name="P31">Tabela 2 – Ratio czasów obliczania rozwiązania</text:p>
      <text:p text:style-name="P20">Metoda Cramera od n = 400 okazała się niemożliwa do zastosowania, ponieważ wartości wyznacznika głównej macierzy był taki mały, że przekraczał najmniejszą liczbę maszynową dodatnią i był aproksymowany do 0 przez program GNU Octave. Zatem nie są dostępne czasy dl<text:span text:style-name="T22">a</text:span> tej metody. Pomimo tego widzimy, że dla innych metod ratio wzrostu czasu <text:span text:style-name="T24">są mniej więcej tyle samo. Można powiedzieć że czasy rosną wykładniczo.</text:span></text:p>
      <text:p text:style-name="P21"><text:soft-page-break/><text:tab/>Poniżej przedstawiono normy błędów dla różnych wymiarów i współczynniki uwarunkowania macierzy.</text:p>
      <table:table table:name="Table3" table:style-name="Table3">
        <table:table-column table:style-name="Table3.A" table:number-columns-repeated="5"/>
        <table:table-column table:style-name="Table3.F"/>
        <table:table-row table:style-name="TableLine1971526835744">
          <table:table-cell table:style-name="Table3.A1" office:value-type="string">
            <text:p text:style-name="P49">n</text:p>
          </table:table-cell>
          <table:table-cell table:style-name="Table3.A1" office:value-type="string">
            <text:p text:style-name="P49">cond<text:span text:style-name="T16">(A)</text:span></text:p>
          </table:table-cell>
          <table:table-cell table:style-name="Table3.A1" office:value-type="string">
            <text:p text:style-name="P49">Cramer</text:p>
          </table:table-cell>
          <table:table-cell table:style-name="Table3.A1" office:value-type="string">
            <text:p text:style-name="P49">Simple LU</text:p>
          </table:table-cell>
          <table:table-cell table:style-name="Table3.A1" office:value-type="string">
            <text:p text:style-name="P49">Partial LU</text:p>
          </table:table-cell>
          <table:table-cell table:style-name="Table3.F1" office:value-type="string">
            <text:p text:style-name="P49">Complete LU</text:p>
          </table:table-cell>
        </table:table-row>
        <table:table-row table:style-name="TableLine1971526828944">
          <table:table-cell table:style-name="Table3.A2" office:value-type="float" office:value="50">
            <text:p text:style-name="P49">50</text:p>
          </table:table-cell>
          <table:table-cell table:style-name="Table3.A2" office:value-type="float" office:value="2487.03174503924">
            <text:p text:style-name="P49">2487.03</text:p>
          </table:table-cell>
          <table:table-cell table:style-name="Table3.C2" office:value-type="float" office:value="0.00000000000085900685">
            <text:p text:style-name="P49">8.59E-13</text:p>
          </table:table-cell>
          <table:table-cell table:style-name="Table3.C2" office:value-type="float" office:value="0.00000000000121939848">
            <text:p text:style-name="P49">1.22E-12</text:p>
          </table:table-cell>
          <table:table-cell table:style-name="Table3.C2" office:value-type="float" office:value="0.00000000000121939848">
            <text:p text:style-name="P49">1.22E-12</text:p>
          </table:table-cell>
          <table:table-cell table:style-name="Table3.F2" office:value-type="float" office:value="0.00000000000077693882">
            <text:p text:style-name="P49">7.77E-13</text:p>
          </table:table-cell>
        </table:table-row>
        <table:table-row table:style-name="TableLine1971526869952">
          <table:table-cell table:style-name="Table3.A2" office:value-type="float" office:value="100">
            <text:p text:style-name="P49">100</text:p>
          </table:table-cell>
          <table:table-cell table:style-name="Table3.A2" office:value-type="float" office:value="10268.2031753412">
            <text:p text:style-name="P49">10268.2</text:p>
          </table:table-cell>
          <table:table-cell table:style-name="Table3.C2" office:value-type="float" office:value="0.00000000000667904966">
            <text:p text:style-name="P49">6.68E-12</text:p>
          </table:table-cell>
          <table:table-cell table:style-name="Table3.C2" office:value-type="float" office:value="0.00000000000962791499">
            <text:p text:style-name="P49">9.63E-12</text:p>
          </table:table-cell>
          <table:table-cell table:style-name="Table3.C2" office:value-type="float" office:value="0.00000000000962791499">
            <text:p text:style-name="P49">9.63E-12</text:p>
          </table:table-cell>
          <table:table-cell table:style-name="Table3.F2" office:value-type="float" office:value="0.00000000000541606356">
            <text:p text:style-name="P49">5.42E-12</text:p>
          </table:table-cell>
        </table:table-row>
        <table:table-row table:style-name="TableLine1971526870768">
          <table:table-cell table:style-name="Table3.A2" office:value-type="float" office:value="200">
            <text:p text:style-name="P49">200</text:p>
          </table:table-cell>
          <table:table-cell table:style-name="Table3.A2" office:value-type="float" office:value="41942.6989746806">
            <text:p text:style-name="P49">41942.7</text:p>
          </table:table-cell>
          <table:table-cell table:style-name="Table3.A2" office:value-type="float" office:value="0">
            <text:p text:style-name="P49">0</text:p>
          </table:table-cell>
          <table:table-cell table:style-name="Table3.C2" office:value-type="float" office:value="0.00000000007752044314">
            <text:p text:style-name="P49">7.75E-11</text:p>
          </table:table-cell>
          <table:table-cell table:style-name="Table3.C2" office:value-type="float" office:value="0.00000000007752044314">
            <text:p text:style-name="P49">7.75E-11</text:p>
          </table:table-cell>
          <table:table-cell table:style-name="Table3.F2" office:value-type="float" office:value="0.00000000004825389289">
            <text:p text:style-name="P49">4.83E-11</text:p>
          </table:table-cell>
        </table:table-row>
        <table:table-row table:style-name="TableLine1971526877296">
          <table:table-cell table:style-name="Table3.A2" office:value-type="float" office:value="400">
            <text:p text:style-name="P49">400</text:p>
          </table:table-cell>
          <table:table-cell table:style-name="Table3.A2" office:value-type="float" office:value="170087.838365677">
            <text:p text:style-name="P49">170087.84</text:p>
          </table:table-cell>
          <table:table-cell table:style-name="Table3.E9" office:value-type="string">
            <text:p text:style-name="P49">-</text:p>
          </table:table-cell>
          <table:table-cell table:style-name="Table3.C2" office:value-type="float" office:value="0.00000000065581105991">
            <text:p text:style-name="P49">6.56E-10</text:p>
          </table:table-cell>
          <table:table-cell table:style-name="Table3.C2" office:value-type="float" office:value="0.00000000065581105991">
            <text:p text:style-name="P49">6.56E-10</text:p>
          </table:table-cell>
          <table:table-cell table:style-name="Table3.F2" office:value-type="float" office:value="0.00000000038042461905">
            <text:p text:style-name="P49">3.80E-10</text:p>
          </table:table-cell>
        </table:table-row>
        <table:table-row table:style-name="TableLine1971526873216">
          <table:table-cell table:style-name="Table3.A2" office:value-type="float" office:value="800">
            <text:p text:style-name="P49">800</text:p>
          </table:table-cell>
          <table:table-cell table:style-name="Table3.A2" office:value-type="float" office:value="686437.383522358">
            <text:p text:style-name="P49">686437.38</text:p>
          </table:table-cell>
          <table:table-cell table:style-name="Table3.E8" office:value-type="string">
            <text:p text:style-name="P49">-</text:p>
          </table:table-cell>
          <table:table-cell table:style-name="Table3.C2" office:value-type="float" office:value="0.00000000498">
            <text:p text:style-name="P49">4.98E-09</text:p>
          </table:table-cell>
          <table:table-cell table:style-name="Table3.C2" office:value-type="float" office:value="0.0000000049763858294">
            <text:p text:style-name="P49">4.98E-09</text:p>
          </table:table-cell>
          <table:table-cell table:style-name="Table3.F2" office:value-type="float" office:value="0.00000000238882919818">
            <text:p text:style-name="P49">2.39E-09</text:p>
          </table:table-cell>
        </table:table-row>
        <table:table-row table:style-name="TableLine1971526857088">
          <table:table-cell table:style-name="Table3.A2" office:value-type="float" office:value="1600">
            <text:p text:style-name="P49">1600</text:p>
          </table:table-cell>
          <table:table-cell table:style-name="Table3.A2" office:value-type="float" office:value="2761575.21784317">
            <text:p text:style-name="P49">2761575.22</text:p>
          </table:table-cell>
          <table:table-cell table:style-name="Table3.E9" office:value-type="string">
            <text:p text:style-name="P49">-</text:p>
          </table:table-cell>
          <table:table-cell table:style-name="Table3.C2" office:value-type="float" office:value="0.00000004251822044863">
            <text:p text:style-name="P49">4.25E-08</text:p>
          </table:table-cell>
          <table:table-cell table:style-name="Table3.E9" office:value-type="string">
            <text:p text:style-name="P58">4.25E-08</text:p>
          </table:table-cell>
          <table:table-cell table:style-name="Table3.F9" office:value-type="string">
            <text:p text:style-name="P50">-</text:p>
          </table:table-cell>
        </table:table-row>
        <table:table-row table:style-name="TableLine1971526853280">
          <table:table-cell table:style-name="Table3.A2" office:value-type="float" office:value="3200">
            <text:p text:style-name="P49">3200</text:p>
          </table:table-cell>
          <table:table-cell table:style-name="Table3.B8" office:value-type="string">
            <text:p text:style-name="P50">-</text:p>
          </table:table-cell>
          <table:table-cell table:style-name="Table3.E8" office:value-type="string">
            <text:p text:style-name="P49">-</text:p>
          </table:table-cell>
          <table:table-cell table:style-name="Table3.D8" office:value-type="string">
            <text:p text:style-name="P50">-</text:p>
          </table:table-cell>
          <table:table-cell table:style-name="Table3.E8" office:value-type="string">
            <text:p text:style-name="P50">-</text:p>
          </table:table-cell>
          <table:table-cell table:style-name="Table3.F8" office:value-type="string">
            <text:p text:style-name="P50">-</text:p>
          </table:table-cell>
        </table:table-row>
        <table:table-row table:style-name="TableLine1971526856000">
          <table:table-cell table:style-name="Table3.A2" office:value-type="float" office:value="6400">
            <text:p text:style-name="P49">6400</text:p>
          </table:table-cell>
          <table:table-cell table:style-name="Table3.B9" office:value-type="string">
            <text:p text:style-name="P50">-</text:p>
          </table:table-cell>
          <table:table-cell table:style-name="Table3.E9" office:value-type="string">
            <text:p text:style-name="P49">-</text:p>
          </table:table-cell>
          <table:table-cell table:style-name="Table3.D9" office:value-type="string">
            <text:p text:style-name="P50">-</text:p>
          </table:table-cell>
          <table:table-cell table:style-name="Table3.E9" office:value-type="string">
            <text:p text:style-name="P50">-</text:p>
          </table:table-cell>
          <table:table-cell table:style-name="Table3.F9" office:value-type="string">
            <text:p text:style-name="P50">-</text:p>
          </table:table-cell>
        </table:table-row>
        <table:table-row table:style-name="TableLine1971526867152">
          <table:table-cell table:style-name="Table3.A2" office:value-type="float" office:value="12800">
            <text:p text:style-name="P49">12800</text:p>
          </table:table-cell>
          <table:table-cell table:style-name="Table3.B10" office:value-type="string">
            <text:p text:style-name="P50">-</text:p>
          </table:table-cell>
          <table:table-cell table:style-name="Table3.E10" office:value-type="string">
            <text:p text:style-name="P49">-</text:p>
          </table:table-cell>
          <table:table-cell table:style-name="Table3.D10" office:value-type="string">
            <text:p text:style-name="P50">-</text:p>
          </table:table-cell>
          <table:table-cell table:style-name="Table3.E10" office:value-type="string">
            <text:p text:style-name="P50">-</text:p>
          </table:table-cell>
          <table:table-cell table:style-name="Table3.F10" office:value-type="string">
            <text:p text:style-name="P50">-</text:p>
          </table:table-cell>
        </table:table-row>
      </table:table>
      <text:p text:style-name="P32">Tabela 3 – Normy błędów</text:p>
      <text:p text:style-name="P22">Dla metody Cramera norma błędu wynosi 0 dla n = 200, więc mogłoby się wydawać, że metoda ta obliczyła najbardziej poprawnie rozwiązanie. Jednak maszyna nie ma możliwości obliczenia tak dokładnie wyniku, co oznacza, że liczby wykorzystane w tej metodzie są graniczne liczby maszynowe i są aproksymowane. Wynik zerowy może wynikać z tego, że liczby obliczeń są aproksymowane do 1, ponieważ wynik rozwiązania powinien być wektorem jedynek, otrzymujemy zerową normę błędu.</text:p>
      <text:p text:style-name="P23">Uwarunkowanie macierzy widzimy, że jest mocno większe do 1 i zwiększa się coraz bardziej ze zwiększeniem wymiarów macierzy. Macierz tego typu jest zatem macierzą źle uwarunkowaną.</text:p>
      <text:p text:style-name="P23"><text:tab/><text:span text:style-name="T21">Poniżej przestawiono ponownię tabele czasów w godzinach. Ponieważ od n = 1600 czasy obliczania są znacznie duże, to kolejne czasy estymowano, mnożąc poprzedni czas razy średnią z ratio poprzednich czasów. Estymowane liczby zapisano kolorem czerwonym.</text:span></text:p>
      <table:table table:name="Table4" table:style-name="Table4">
        <table:table-column table:style-name="Table4.A" table:number-columns-repeated="3"/>
        <table:table-column table:style-name="Table4.D"/>
        <table:table-row table:style-name="TableLine1971526855184">
          <table:table-cell table:style-name="Table4.A1" office:value-type="string">
            <text:p text:style-name="P53">n</text:p>
          </table:table-cell>
          <table:table-cell table:style-name="Table4.A1" office:value-type="string">
            <text:p text:style-name="P53">Simple LU</text:p>
          </table:table-cell>
          <table:table-cell table:style-name="Table4.A1" office:value-type="string">
            <text:p text:style-name="P53">Partial LU</text:p>
          </table:table-cell>
          <table:table-cell table:style-name="Table4.D1" office:value-type="string">
            <text:p text:style-name="P53">Complete LU</text:p>
          </table:table-cell>
        </table:table-row>
        <table:table-row table:style-name="TableLine1971526854096">
          <table:table-cell table:style-name="Table4.A2" office:value-type="float" office:value="50">
            <text:p text:style-name="P53">50</text:p>
          </table:table-cell>
          <table:table-cell table:style-name="Table4.A2" office:value-type="float" office:value="0">
            <text:p text:style-name="P49">0</text:p>
          </table:table-cell>
          <table:table-cell table:style-name="Table4.A2" office:value-type="float" office:value="0.000276561644342211">
            <text:p text:style-name="P49">0</text:p>
          </table:table-cell>
          <table:table-cell table:style-name="Table4.D2" office:value-type="float" office:value="0.000523669984605578">
            <text:p text:style-name="P49">0</text:p>
          </table:table-cell>
        </table:table-row>
        <table:table-row table:style-name="TableLine1971526862256">
          <table:table-cell table:style-name="Table4.A2" office:value-type="float" office:value="100">
            <text:p text:style-name="P53">100</text:p>
          </table:table-cell>
          <table:table-cell table:style-name="Table4.A2" office:value-type="float" office:value="0.00199831942717234">
            <text:p text:style-name="P49">0</text:p>
          </table:table-cell>
          <table:table-cell table:style-name="Table4.A2" office:value-type="float" office:value="0.00207618561055925">
            <text:p text:style-name="P49">0</text:p>
          </table:table-cell>
          <table:table-cell table:style-name="Table4.D2" office:value-type="float" office:value="0.00424443138970269">
            <text:p text:style-name="P49">0</text:p>
          </table:table-cell>
        </table:table-row>
        <table:table-row table:style-name="TableLine1971526859808">
          <table:table-cell table:style-name="Table4.A2" office:value-type="float" office:value="200">
            <text:p text:style-name="P53">200</text:p>
          </table:table-cell>
          <table:table-cell table:style-name="Table4.A2" office:value-type="float" office:value="0.0158719622426563">
            <text:p text:style-name="P49">0.02</text:p>
          </table:table-cell>
          <table:table-cell table:style-name="Table4.A2" office:value-type="float" office:value="0.0159538986285528">
            <text:p text:style-name="P49">0.02</text:p>
          </table:table-cell>
          <table:table-cell table:style-name="Table4.D2" office:value-type="float" office:value="0.032409870558315">
            <text:p text:style-name="P49">0.03</text:p>
          </table:table-cell>
        </table:table-row>
        <table:table-row table:style-name="TableLine1971526865248">
          <table:table-cell table:style-name="Table4.A2" office:value-type="float" office:value="400">
            <text:p text:style-name="P53">400</text:p>
          </table:table-cell>
          <table:table-cell table:style-name="Table4.A2" office:value-type="float" office:value="0.157203796638383">
            <text:p text:style-name="P49">0.16</text:p>
          </table:table-cell>
          <table:table-cell table:style-name="Table4.A2" office:value-type="float" office:value="0.143223655554983">
            <text:p text:style-name="P49">0.14</text:p>
          </table:table-cell>
          <table:table-cell table:style-name="Table4.D2" office:value-type="float" office:value="0.220226147241062">
            <text:p text:style-name="P49">0.22</text:p>
          </table:table-cell>
        </table:table-row>
        <table:table-row table:style-name="TableLine1971526861440">
          <table:table-cell table:style-name="Table4.A2" office:value-type="float" office:value="800">
            <text:p text:style-name="P53">800</text:p>
          </table:table-cell>
          <table:table-cell table:style-name="Table4.A2" office:value-type="float" office:value="0.602826481130389">
            <text:p text:style-name="P49">0.6</text:p>
          </table:table-cell>
          <table:table-cell table:style-name="Table4.A2" office:value-type="float" office:value="0.614243585864703">
            <text:p text:style-name="P49">0.61</text:p>
          </table:table-cell>
          <table:table-cell table:style-name="Table4.D2" office:value-type="float" office:value="1.4247081338697">
            <text:p text:style-name="P49">1.42</text:p>
          </table:table-cell>
        </table:table-row>
        <table:table-row table:style-name="TableLine1971526855728">
          <table:table-cell table:style-name="Table4.A2" office:value-type="float" office:value="1600">
            <text:p text:style-name="P53">1600</text:p>
          </table:table-cell>
          <table:table-cell table:style-name="Table4.A2" office:value-type="float" office:value="4.80024003499083">
            <text:p text:style-name="P49">4.8</text:p>
          </table:table-cell>
          <table:table-cell table:style-name="Table4.A2" office:value-type="float" office:value="6.2262777330478">
            <text:p text:style-name="P55">6.23</text:p>
          </table:table-cell>
          <table:table-cell table:style-name="Table4.D2" office:value-type="float" office:value="10.3310397418472">
            <text:p text:style-name="P54">10.33</text:p>
          </table:table-cell>
        </table:table-row>
        <table:table-row table:style-name="TableLine1971526864432">
          <table:table-cell table:style-name="Table4.A2" office:value-type="float" office:value="3200">
            <text:p text:style-name="P53">3200</text:p>
          </table:table-cell>
          <table:table-cell table:style-name="Table4.A2" office:value-type="float" office:value="35.6686469041332">
            <text:p text:style-name="P54">35.67</text:p>
          </table:table-cell>
          <table:table-cell table:style-name="Table4.A2" office:value-type="float" office:value="48.0592850777024">
            <text:p text:style-name="P54">48.06</text:p>
          </table:table-cell>
          <table:table-cell table:style-name="Table4.D2" office:value-type="float" office:value="74.9138575195273">
            <text:p text:style-name="P54">74.91</text:p>
          </table:table-cell>
        </table:table-row>
        <table:table-row table:style-name="TableLine1971526932336">
          <table:table-cell table:style-name="Table4.A2" office:value-type="float" office:value="6400">
            <text:p text:style-name="P53">6400</text:p>
          </table:table-cell>
          <table:table-cell table:style-name="Table4.A2" office:value-type="float" office:value="265.039323595859">
            <text:p text:style-name="P54">265.04</text:p>
          </table:table-cell>
          <table:table-cell table:style-name="Table4.A2" office:value-type="float" office:value="370.959179980116">
            <text:p text:style-name="P54">370.96</text:p>
          </table:table-cell>
          <table:table-cell table:style-name="Table4.D2" office:value-type="float" office:value="543.225676087912">
            <text:p text:style-name="P54">543.23</text:p>
          </table:table-cell>
        </table:table-row>
        <table:table-row table:style-name="TableLine1971526934784">
          <table:table-cell table:style-name="Table4.A2" office:value-type="float" office:value="12800">
            <text:p text:style-name="P53">12800</text:p>
          </table:table-cell>
          <table:table-cell table:style-name="Table4.A2" office:value-type="float" office:value="1969.40027584872">
            <text:p text:style-name="P54">1969.4</text:p>
          </table:table-cell>
          <table:table-cell table:style-name="Table4.A2" office:value-type="float" office:value="2863.35331432897">
            <text:p text:style-name="P54">2863.35</text:p>
          </table:table-cell>
          <table:table-cell table:style-name="Table4.D2" office:value-type="float" office:value="3939.11280144997">
            <text:p text:style-name="P54">3939.11</text:p>
          </table:table-cell>
        </table:table-row>
      </table:table>
      <text:p text:style-name="P33">Tabela 4 – Czasy estymowane w godzinach</text:p>
      <text:p text:style-name="P24">Widzimy zatem, że od n = 3200 nie jest czasowo wykonalne obliczenie czasów działania programu, ponieważ przekraczają one dzień liczenia. Zatem dla tych wartości nie obliczono także normę błędu.</text:p>
      <text:p text:style-name="P25">Ponieważ spodziewane czasy obliczania okazały się dużo mniejsze niż rzeczywiste czasy obliczania, nie obliczono także czas obliczania dla metody rozkładu LU z całkowitym wyborem elementów, ponieważ brakło na to czasu. Wstawiono zatem estymowany czas.</text:p>
      <text:p text:style-name="P7"/>
      <text:p text:style-name="P36">Wnioski:</text:p>
      <text:p text:style-name="P23"><text:tab/>Na podstawie otrzymanych wyników możemy powiedzieć, że złe uwarunkowanie macierzy wpływa na czas obliczania dla metod podobnych do metody Gaussa. Wnioskujemy też, że metoda Cramera nie jest stosowalna dla dużych wymiarów układów równań, <text:span text:style-name="T17">należałoby </text:span>poszukać bardziej skutecznej metody.</text:p>
      <text:p text:style-name="P23"><text:tab/>Wnioskujemy także, że metoda rozkładu LU z całkowitym wyborem jest metodą o największym czasie obliczeniowym dla dużych wymiarów macierzy „A”, zatem stosowne jest unikać tej metody, jeżeli to możliwe.</text:p>
      <text:p text:style-name="P23"><text:tab/><text:span text:style-name="T18">Zauważono także, że macierz Lehmera nie jest dobrą macierzą testową dla zbyt dużych rozmiarów.</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erminus" svg:font-family="Terminus"/>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111" number:language="en" number:country="GB">
      <number:number number:decimal-places="5" number:min-decimal-places="5" number:min-integer-digits="1" number:grouping="true"/>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7T18:05:17.030000000</meta:creation-date>
    <dc:date>2021-05-09T17:26:07.895000000</dc:date>
    <meta:editing-duration>PT1H56M27S</meta:editing-duration>
    <meta:editing-cycles>20</meta:editing-cycles>
    <meta:generator>LibreOffice/7.0.4.2$Windows_X86_64 LibreOffice_project/dcf040e67528d9187c66b2379df5ea4407429775</meta:generator>
    <meta:document-statistic meta:table-count="5" meta:image-count="0" meta:object-count="9" meta:page-count="9" meta:paragraph-count="449" meta:word-count="1411" meta:character-count="8897" meta:non-whitespace-character-count="7675"/>
  </office:meta>
</office:document-meta>
</file>

<file path=Object 1/content.xml><?xml version="1.0" encoding="utf-8"?>
<math xmlns="http://www.w3.org/1998/Math/MathML" display="block">
  <semantics>
    <mrow>
      <mo fence="true" stretchy="true">[</mo>
      <mrow>
        <mrow>
          <mtable>
            <mtr>
              <mtd>
                <mn>1.000000000000000e+00</mn>
              </mtd>
            </mtr>
            <mtr>
              <mtd>
                <mn>5.000000000000000e-01</mn>
              </mtd>
            </mtr>
            <mtr>
              <mtd>
                <mn>3.333333333333333e-01</mn>
              </mtd>
            </mtr>
            <mtr>
              <mtd>
                <mn>2.500000000000000e-01</mn>
              </mtd>
            </mtr>
          </mtable>
          <mtable>
            <mtr>
              <mtd>
                <mn>5.000000000000000e-01</mn>
              </mtd>
            </mtr>
            <mtr>
              <mtd>
                <mn>1.000000000000000e+00</mn>
              </mtd>
            </mtr>
            <mtr>
              <mtd>
                <mn>6.666666666666666e-01</mn>
              </mtd>
            </mtr>
            <mtr>
              <mtd>
                <mn>5.000000000000000e-01</mn>
              </mtd>
            </mtr>
          </mtable>
          <mtable>
            <mtr>
              <mtd>
                <mn>3.333333333333333e-01</mn>
              </mtd>
            </mtr>
            <mtr>
              <mtd>
                <mn>6.666666666666666e-01</mn>
              </mtd>
            </mtr>
            <mtr>
              <mtd>
                <mn>1.000000000000000e+00</mn>
              </mtd>
            </mtr>
            <mtr>
              <mtd>
                <mn>7.500000000000000e-01</mn>
              </mtd>
            </mtr>
          </mtable>
          <mtable>
            <mtr>
              <mtd>
                <mn>2.500000000000000e-01</mn>
              </mtd>
            </mtr>
            <mtr>
              <mtd>
                <mn>5.000000000000000e-01</mn>
              </mtd>
            </mtr>
            <mtr>
              <mtd>
                <mn>7.500000000000000e-01</mn>
              </mtd>
            </mtr>
            <mtr>
              <mtd>
                <mn>1.000000000000000e+00</mn>
              </mtd>
            </mtr>
          </mtable>
        </mrow>
      </mrow>
      <mo fence="true" stretchy="true">]</mo>
    </mrow>
    <annotation encoding="StarMath 5.0">left [ stack{1.000000000000000e+00  # 5.000000000000000e-01  # 3.333333333333333e-01  # 2.500000000000000e-01 }
   stack{ 5.000000000000000e-01  # 1.000000000000000e+00  # 6.666666666666666e-01 #  5.000000000000000e-01}
  stack{ 3.333333333333333e-01  # 6.666666666666666e-01  # 1.000000000000000e+00 #  7.500000000000000e-01 }
  stack{ 2.500000000000000e-01  # 5.000000000000000e-01  # 7.500000000000000e-01 #  1.000000000000000e+00 } right ]</annotation>
  </semantics>
</math>
</file>

<file path=Object 2/content.xml><?xml version="1.0" encoding="utf-8"?>
<math xmlns="http://www.w3.org/1998/Math/MathML" display="block">
  <semantics>
    <mrow>
      <mo fence="true" stretchy="true">[</mo>
      <mrow>
        <mtable>
          <mtr>
            <mtd>
              <mn>1.000000000000000e+00</mn>
            </mtd>
          </mtr>
          <mtr>
            <mtd>
              <mn>9.999999999999999e-01</mn>
            </mtd>
          </mtr>
          <mtr>
            <mtd>
              <mn>1.000000000000001e+00</mn>
            </mtd>
          </mtr>
          <mtr>
            <mtd>
              <mn>1.000000000000001e+00</mn>
            </mtd>
          </mtr>
        </mtable>
      </mrow>
      <mo fence="true" stretchy="true">]</mo>
    </mrow>
    <annotation encoding="StarMath 5.0">left[ stack{1.000000000000000e+00  # 9.999999999999999e-01  # 1.000000000000001e+00  # 1.000000000000001e+00} right ]</annotation>
  </semantics>
</math>
</file>

<file path=Object 3/content.xml><?xml version="1.0" encoding="utf-8"?>
<math xmlns="http://www.w3.org/1998/Math/MathML" display="block">
  <semantics>
    <mrow>
      <mo fence="true" stretchy="true">[</mo>
      <mrow>
        <mtable>
          <mtr>
            <mtd>
              <mn>9.999999999999998e-01</mn>
            </mtd>
          </mtr>
          <mtr>
            <mtd>
              <mn>9.999999999999997e-01</mn>
            </mtd>
          </mtr>
          <mtr>
            <mtd>
              <mn>1.000000000000000e+00</mn>
            </mtd>
          </mtr>
          <mtr>
            <mtd>
              <mn>9.999999999999999e-01</mn>
            </mtd>
          </mtr>
        </mtable>
      </mrow>
      <mo fence="true" stretchy="true">]</mo>
    </mrow>
    <annotation encoding="StarMath 5.0">left[ stack{9.999999999999998e-01 #  9.999999999999997e-01  # 1.000000000000000e+00 #  9.999999999999999e-01} right ]</annotation>
  </semantics>
</math>
</file>

<file path=Object 4/content.xml><?xml version="1.0" encoding="utf-8"?>
<math xmlns="http://www.w3.org/1998/Math/MathML" display="block">
  <semantics>
    <mrow>
      <mo fence="true" stretchy="true">[</mo>
      <mrow>
        <mtable>
          <mtr>
            <mtd>
              <mn>9.999999999999998e-01</mn>
            </mtd>
          </mtr>
          <mtr>
            <mtd>
              <mn>9.999999999999997e-01</mn>
            </mtd>
          </mtr>
          <mtr>
            <mtd>
              <mn>1.000000000000000e+00</mn>
            </mtd>
          </mtr>
          <mtr>
            <mtd>
              <mn>9.999999999999999e-01</mn>
            </mtd>
          </mtr>
        </mtable>
      </mrow>
      <mo fence="true" stretchy="true">]</mo>
    </mrow>
    <annotation encoding="StarMath 5.0">left[ stack{9.999999999999998e-01 #  9.999999999999997e-01  # 1.000000000000000e+00  # 9.999999999999999e-01} right ]</annotation>
  </semantics>
</math>
</file>

<file path=Object 5/content.xml><?xml version="1.0" encoding="utf-8"?>
<math xmlns="http://www.w3.org/1998/Math/MathML" display="block">
  <semantics>
    <mrow>
      <mo fence="true" stretchy="true">[</mo>
      <mrow>
        <mtable>
          <mtr>
            <mtd>
              <mn>9.999999999999996e-01</mn>
            </mtd>
          </mtr>
          <mtr>
            <mtd>
              <mn>9.999999999999994e-01</mn>
            </mtd>
          </mtr>
          <mtr>
            <mtd>
              <mn>1.000000000000001e+00</mn>
            </mtd>
          </mtr>
          <mtr>
            <mtd>
              <mn>9.999999999999996e-01</mn>
            </mtd>
          </mtr>
        </mtable>
      </mrow>
      <mo fence="true" stretchy="true">]</mo>
    </mrow>
    <annotation encoding="StarMath 5.0">left [ stack{9.999999999999996e-01#
   9.999999999999994e-01#
   1.000000000000001e+00#
   9.999999999999996e-01} right ]</annotation>
  </semantics>
</math>
</file>

<file path=Object 6/content.xml><?xml version="1.0" encoding="utf-8"?>
<math xmlns="http://www.w3.org/1998/Math/MathML" display="block">
  <semantics>
    <mrow>
      <mo fence="true" stretchy="false">[</mo>
      <mrow>
        <mrow>
          <mn>50</mn>
          <mi>,</mi>
          <mn>100</mn>
          <mi>,</mi>
          <mn>200</mn>
          <mi>,</mi>
          <mn>400</mn>
          <mi>,</mi>
          <mn>800</mn>
          <mi>,</mi>
          <mn>1600</mn>
          <mi>,</mi>
          <mn>3200</mn>
          <mi>,</mi>
          <mn>6400</mn>
          <mi>,</mi>
          <mn>12800</mn>
        </mrow>
      </mrow>
      <mo fence="true" stretchy="false">]</mo>
    </mrow>
    <annotation encoding="StarMath 5.0">[ 50, 100, 200, 400, 800, 1600, 3200, 6400, 12800 ]</annotation>
  </semantics>
</math>
</file>

<file path=Object 7/content.xml><?xml version="1.0" encoding="utf-8"?>
<math xmlns="http://www.w3.org/1998/Math/MathML" display="block">
  <semantics>
    <mrow>
      <mn>4</mn>
      <mo stretchy="false">×</mo>
      <mn>4</mn>
    </mrow>
    <annotation encoding="StarMath 5.0">4 times 4</annotation>
  </semantics>
</math>
</file>

<file path=Object 8/content.xml><?xml version="1.0" encoding="utf-8"?>
<math xmlns="http://www.w3.org/1998/Math/MathML" display="block">
  <semantics>
    <mrow>
      <mi>N</mi>
      <mo stretchy="false">×</mo>
      <mi>N</mi>
    </mrow>
    <annotation encoding="StarMath 5.0">N times N</annotation>
  </semantics>
</math>
</file>

<file path=Object 9/content.xml><?xml version="1.0" encoding="utf-8"?>
<math xmlns="http://www.w3.org/1998/Math/MathML" display="block">
  <semantics>
    <mrow>
      <mi>b</mi>
      <mrow>
        <mi mathvariant="normal">:</mi>
        <mo stretchy="false">=</mo>
        <mrow>
          <mo fence="true" stretchy="true">[</mo>
          <mrow>
            <mtable>
              <mtr>
                <mtd>
                  <mn>2.083333333333333</mn>
                </mtd>
              </mtr>
              <mtr>
                <mtd>
                  <mn>2.666666666666667</mn>
                </mtd>
              </mtr>
              <mtr>
                <mtd>
                  <mn>2.750000000000000</mn>
                </mtd>
              </mtr>
              <mtr>
                <mtd>
                  <mn>2.500000000000000</mn>
                </mtd>
              </mtr>
            </mtable>
          </mrow>
          <mo fence="true" stretchy="true">]</mo>
        </mrow>
      </mrow>
    </mrow>
    <annotation encoding="StarMath 5.0">b := left[ stack{2.083333333333333 #
   2.666666666666667#
   2.750000000000000#
   2.500000000000000} right ]</annotation>
  </semantics>
</math>
</file>